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ptos" style:font-family-asian="Aptos" style:font-family-complex="Aptos" fo:background-color="transparent" style:use-window-font-color="true"/>
    </style:style>
    <style:style style:name="T2" style:family="text">
      <style:text-properties fo:font-size="12.00pt" fo:font-weight="normal" fo:font-family="Aptos" style:font-family-asian="Aptos" style:font-family-complex="Aptos" fo:background-color="transparent" style:use-window-font-color="true"/>
    </style:style>
    <style:style style:name="T3" style:family="text">
      <style:text-properties fo:font-size="10.00pt" fo:font-weight="normal" fo:font-family="Aptos" style:font-family-asian="Aptos" style:font-family-complex="Aptos" fo:background-color="transparent" style:use-window-font-color="true"/>
    </style:style>
    <style:style style:name="T4" style:family="text">
      <style:text-properties fo:font-size="10.00pt" fo:font-weight="bold" fo:font-family="Aptos" style:font-family-asian="Aptos" style:font-family-complex="Aptos" fo:background-color="transparent" style:use-window-font-color="true"/>
    </style:style>
    <style:style style:name="T5" style:family="text">
      <style:text-properties fo:font-size="10.00pt" fo:font-weight="normal" fo:font-family="Aptos" style:font-family-asian="Aptos" style:font-family-complex="Aptos" fo:background-color="transparent" style:use-window-font-color="true"/>
    </style:style>
    <style:style style:name="T6" style:family="text">
      <style:text-properties fo:font-size="10.00pt" fo:font-weight="bold" fo:font-family="Aptos" style:font-family-asian="Aptos" style:font-family-complex="Aptos" fo:background-color="transparent" style:use-window-font-color="true"/>
    </style:style>
    <style:style style:name="T7" style:family="text">
      <style:text-properties fo:font-size="10.00pt" fo:font-weight="normal" fo:font-family="Aptos" style:font-family-asian="Aptos" style:font-family-complex="Aptos" fo:background-color="transparent" style:use-window-font-color="true"/>
    </style:style>
    <style:style style:name="T8" style:family="text">
      <style:text-properties fo:font-size="10.00pt" fo:font-weight="bold" fo:font-family="Aptos" style:font-family-asian="Aptos" style:font-family-complex="Aptos" fo:background-color="transparent" style:use-window-font-color="true"/>
    </style:style>
    <style:style style:name="T9" style:family="text">
      <style:text-properties fo:font-size="10.00pt" fo:font-weight="normal" fo:font-family="Aptos" style:font-family-asian="Aptos" style:font-family-complex="Aptos" fo:background-color="transparent" style:use-window-font-color="true"/>
    </style:style>
    <style:style style:name="T10" style:family="text">
      <style:text-properties fo:font-size="10.00pt" fo:font-weight="bold" fo:font-family="Aptos" style:font-family-asian="Aptos" style:font-family-complex="Aptos" fo:background-color="transparent" style:use-window-font-color="true"/>
    </style:style>
    <style:style style:name="T11" style:family="text">
      <style:text-properties fo:font-size="10.00pt" fo:font-weight="normal" fo:font-family="Aptos" style:font-family-asian="Aptos" style:font-family-complex="Aptos" fo:background-color="transparent" style:use-window-font-color="true"/>
    </style:style>
    <style:style style:name="T12" style:family="text">
      <style:text-properties fo:font-size="10.00pt" fo:font-weight="bold" fo:font-family="Aptos" style:font-family-asian="Aptos" style:font-family-complex="Aptos" fo:background-color="transparent" style:use-window-font-color="true"/>
    </style:style>
    <style:style style:name="T13" style:family="text">
      <style:text-properties fo:font-size="10.00pt" fo:font-weight="normal" fo:font-family="Aptos" style:font-family-asian="Aptos" style:font-family-complex="Aptos" fo:background-color="transparent" style:use-window-font-color="true"/>
    </style:style>
    <style:style style:name="T14" style:family="text">
      <style:text-properties fo:font-size="12.00pt" fo:font-weight="normal" fo:font-family="Aptos" style:font-family-asian="Aptos" style:font-family-complex="Aptos" fo:background-color="transparent" style:use-window-font-color="true"/>
    </style:style>
    <style:style style:name="T15" style:family="text">
      <style:text-properties fo:font-size="11.50pt" fo:font-weight="normal" fo:font-family="Arial" style:font-family-asian="Arial" style:font-family-complex="Arial" fo:background-color="transparent" style:use-window-font-color="true"/>
    </style:style>
    <style:style style:name="T16" style:family="text">
      <style:text-properties fo:font-size="12.00pt" fo:font-weight="normal" fo:font-family="Aptos" style:font-family-asian="Aptos" style:font-family-complex="Apto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Aptos" style:font-family-asian="Aptos" style:font-family-complex="Aptos" fo:background-color="transparent" style:use-window-font-color="true"/>
    </style:style>
    <style:style style:name="T19" style:family="text">
      <style:text-properties fo:font-size="12.00pt" fo:font-weight="bold" fo:font-family="Aptos" style:font-family-asian="Aptos" style:font-family-complex="Aptos"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Aptos" style:font-family-asian="Aptos" style:font-family-complex="Apto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Aptos" style:font-family-asian="Aptos" style:font-family-complex="Apto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Aptos" style:font-family-asian="Aptos" style:font-family-complex="Aptos"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Aptos" style:font-family-asian="Aptos" style:font-family-complex="Apto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Aptos" style:font-family-asian="Aptos" style:font-family-complex="Aptos"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Aptos" style:font-family-asian="Aptos" style:font-family-complex="Aptos"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Aptos" style:font-family-asian="Aptos" style:font-family-complex="Aptos"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Aptos" style:font-family-asian="Aptos" style:font-family-complex="Aptos"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Aptos" style:font-family-asian="Aptos" style:font-family-complex="Aptos"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Aptos" style:font-family-asian="Aptos" style:font-family-complex="Aptos" fo:background-color="transparent" style:use-window-font-color="true"/>
    </style:style>
    <style:style style:name="T40" style:family="text">
      <style:text-properties fo:font-size="11.50pt" fo:font-weight="normal" fo:font-family="Arial" style:font-family-asian="Arial" style:font-family-complex="Arial" fo:background-color="transparent" style:use-window-font-color="true"/>
    </style:style>
    <style:style style:name="T41" style:family="text">
      <style:text-properties fo:font-size="11.50pt" fo:font-weight="bold" fo:font-family="Arial" style:font-family-asian="Arial" style:font-family-complex="Arial" fo:background-color="transparent" style:use-window-font-color="true"/>
    </style:style>
    <style:style style:name="T42" style:family="text">
      <style:text-properties fo:font-size="11.50pt" fo:font-weight="normal" fo:font-family="Arial" style:font-family-asian="Arial" style:font-family-complex="Arial" fo:background-color="transparent" style:use-window-font-color="true"/>
    </style:style>
    <style:style style:name="T43" style:family="text">
      <style:text-properties fo:font-size="11.50pt" fo:font-weight="bold" fo:font-family="Arial" style:font-family-asian="Arial" style:font-family-complex="Arial" fo:background-color="transparent" style:use-window-font-color="true"/>
    </style:style>
    <style:style style:name="T44" style:family="text">
      <style:text-properties fo:font-size="11.50pt" fo:font-weight="normal" fo:font-family="Arial" style:font-family-asian="Arial" style:font-family-complex="Arial" fo:background-color="transparent" style:use-window-font-color="true"/>
    </style:style>
    <style:style style:name="T45" style:family="text">
      <style:text-properties fo:font-size="12.00pt" fo:font-weight="normal" fo:font-family="Aptos" style:font-family-asian="Aptos" style:font-family-complex="Aptos" fo:background-color="transparent" style:use-window-font-color="true"/>
    </style:style>
    <style:style style:name="T46" style:family="text">
      <style:text-properties fo:font-size="12.00pt" fo:font-weight="bold" fo:font-family="Aptos" style:font-family-asian="Aptos" style:font-family-complex="Aptos" fo:background-color="transparent" style:use-window-font-color="true"/>
    </style:style>
    <style:style style:name="T47" style:family="text">
      <style:text-properties fo:font-size="12.00pt" fo:font-weight="normal" fo:font-family="Aptos" style:font-family-asian="Aptos" style:font-family-complex="Aptos" fo:background-color="transparent" style:use-window-font-color="true"/>
    </style:style>
    <style:style style:name="T48" style:family="text">
      <style:text-properties fo:font-size="12.00pt" fo:font-weight="bold" fo:font-family="Aptos" style:font-family-asian="Aptos" style:font-family-complex="Aptos" fo:background-color="transparent" style:use-window-font-color="true"/>
    </style:style>
    <style:style style:name="T49" style:family="text">
      <style:text-properties fo:font-size="12.00pt" fo:font-weight="normal" fo:font-family="Aptos" style:font-family-asian="Aptos" style:font-family-complex="Aptos" fo:background-color="transparent" style:use-window-font-color="true"/>
    </style:style>
    <style:style style:name="T50" style:family="text">
      <style:text-properties fo:font-size="11.50pt" fo:font-weight="normal" fo:font-family="Aptos" style:font-family-asian="Aptos" style:font-family-complex="Aptos" fo:background-color="transparent" style:use-window-font-color="true"/>
    </style:style>
    <style:style style:name="T51" style:family="text">
      <style:text-properties fo:font-size="12.00pt" fo:font-weight="normal" fo:font-family="Aptos" style:font-family-asian="Aptos" style:font-family-complex="Aptos" fo:background-color="transparent" style:use-window-font-color="true"/>
    </style:style>
    <style:style style:name="T52" style:family="text">
      <style:text-properties fo:font-size="12.00pt" fo:font-weight="bold" fo:font-family="Aptos" style:font-family-asian="Aptos" style:font-family-complex="Aptos" fo:background-color="transparent" style:use-window-font-color="true"/>
    </style:style>
    <style:style style:name="T53" style:family="text">
      <style:text-properties fo:font-size="12.00pt" fo:font-weight="normal" fo:font-family="Aptos" style:font-family-asian="Aptos" style:font-family-complex="Aptos" fo:background-color="transparent" style:use-window-font-color="true"/>
    </style:style>
    <style:style style:name="T54" style:family="text">
      <style:text-properties fo:font-size="12.00pt" fo:font-weight="bold" fo:font-family="Aptos" style:font-family-asian="Aptos" style:font-family-complex="Aptos" fo:background-color="transparent" style:use-window-font-color="true"/>
    </style:style>
    <style:style style:name="T55" style:family="text">
      <style:text-properties fo:font-size="12.00pt" fo:font-weight="normal" fo:font-family="Aptos" style:font-family-asian="Aptos" style:font-family-complex="Aptos" fo:background-color="transparent" style:use-window-font-color="true"/>
    </style:style>
    <style:style style:name="T56" style:family="text">
      <style:text-properties fo:font-size="12.00pt" fo:font-weight="bold" fo:font-family="Aptos" style:font-family-asian="Aptos" style:font-family-complex="Aptos" fo:background-color="transparent" style:use-window-font-color="true"/>
    </style:style>
    <style:style style:name="T57" style:family="text">
      <style:text-properties fo:font-size="12.00pt" fo:font-weight="normal" fo:font-family="Aptos" style:font-family-asian="Aptos" style:font-family-complex="Aptos" fo:background-color="transparent" style:use-window-font-color="true"/>
    </style:style>
    <style:style style:name="T58" style:family="text">
      <style:text-properties fo:font-size="12.00pt" fo:font-weight="bold" fo:font-family="Aptos" style:font-family-asian="Aptos" style:font-family-complex="Aptos" fo:background-color="transparent" style:use-window-font-color="true"/>
    </style:style>
    <style:style style:name="T59" style:family="text">
      <style:text-properties fo:font-size="12.00pt" fo:font-weight="normal" fo:font-family="Aptos" style:font-family-asian="Aptos" style:font-family-complex="Aptos" fo:background-color="transparent" style:use-window-font-color="true"/>
    </style:style>
    <style:style style:name="T60" style:family="text">
      <style:text-properties fo:font-size="12.00pt" fo:font-weight="bold" fo:font-family="Aptos" style:font-family-asian="Aptos" style:font-family-complex="Aptos" fo:background-color="transparent" style:use-window-font-color="true"/>
    </style:style>
    <style:style style:name="T61" style:family="text">
      <style:text-properties fo:font-size="12.00pt" fo:font-weight="normal" fo:font-family="Aptos" style:font-family-asian="Aptos" style:font-family-complex="Aptos" fo:background-color="transparent" style:use-window-font-color="true"/>
    </style:style>
    <style:style style:name="T62" style:family="text">
      <style:text-properties fo:font-size="12.00pt" fo:font-weight="bold" fo:font-family="Aptos" style:font-family-asian="Aptos" style:font-family-complex="Aptos" fo:background-color="transparent" style:use-window-font-color="true"/>
    </style:style>
    <style:style style:name="T63" style:family="text">
      <style:text-properties fo:font-size="12.00pt" fo:font-weight="normal" fo:font-family="Aptos" style:font-family-asian="Aptos" style:font-family-complex="Aptos" fo:background-color="transparent" style:use-window-font-color="true"/>
    </style:style>
    <style:style style:name="T64" style:family="text">
      <style:text-properties fo:font-size="12.00pt" fo:font-weight="bold" fo:font-family="Aptos" style:font-family-asian="Aptos" style:font-family-complex="Aptos" fo:background-color="transparent" style:use-window-font-color="true"/>
    </style:style>
    <style:style style:name="T65" style:family="text">
      <style:text-properties fo:font-size="12.00pt" fo:font-weight="normal" fo:font-family="Aptos" style:font-family-asian="Aptos" style:font-family-complex="Aptos" fo:background-color="transparent" style:use-window-font-color="true"/>
    </style:style>
    <style:style style:name="T66" style:family="text">
      <style:text-properties fo:font-size="12.00pt" fo:font-weight="bold" fo:font-family="Aptos" style:font-family-asian="Aptos" style:font-family-complex="Aptos" fo:background-color="transparent" style:use-window-font-color="true"/>
    </style:style>
    <style:style style:name="T67" style:family="text">
      <style:text-properties fo:font-size="12.00pt" fo:font-weight="normal" fo:font-family="Aptos" style:font-family-asian="Aptos" style:font-family-complex="Aptos" fo:background-color="transparent" style:use-window-font-color="true"/>
    </style:style>
    <style:style style:name="T68" style:family="text">
      <style:text-properties fo:font-size="12.00pt" fo:font-weight="bold" fo:font-family="Aptos" style:font-family-asian="Aptos" style:font-family-complex="Aptos" fo:background-color="transparent" style:use-window-font-color="true"/>
    </style:style>
    <style:style style:name="T69" style:family="text">
      <style:text-properties fo:font-size="12.00pt" fo:font-weight="normal" fo:font-family="Aptos" style:font-family-asian="Aptos" style:font-family-complex="Aptos" fo:background-color="transparent" style:use-window-font-color="true"/>
    </style:style>
    <style:style style:name="T70" style:family="text">
      <style:text-properties fo:font-size="12.00pt" fo:font-weight="bold" fo:font-family="Aptos" style:font-family-asian="Aptos" style:font-family-complex="Aptos" fo:background-color="transparent" style:use-window-font-color="true"/>
    </style:style>
    <style:style style:name="T71" style:family="text">
      <style:text-properties fo:font-size="12.00pt" fo:font-weight="normal" fo:font-family="Aptos" style:font-family-asian="Aptos" style:font-family-complex="Aptos" fo:background-color="transparent" style:use-window-font-color="true"/>
    </style:style>
    <style:style style:name="T72" style:family="text">
      <style:text-properties fo:font-size="12.00pt" fo:font-weight="bold" fo:font-family="Aptos" style:font-family-asian="Aptos" style:font-family-complex="Aptos" fo:background-color="transparent" style:use-window-font-color="true"/>
    </style:style>
    <style:style style:name="T73" style:family="text">
      <style:text-properties fo:font-size="12.00pt" fo:font-weight="normal" fo:font-family="Aptos" style:font-family-asian="Aptos" style:font-family-complex="Aptos" fo:background-color="transparent" style:use-window-font-color="true"/>
    </style:style>
    <style:style style:name="T74" style:family="text">
      <style:text-properties fo:font-size="12.00pt" fo:font-weight="bold" fo:font-family="Aptos" style:font-family-asian="Aptos" style:font-family-complex="Aptos" fo:background-color="transparent" style:use-window-font-color="true"/>
    </style:style>
    <style:style style:name="T75" style:family="text">
      <style:text-properties fo:font-size="12.00pt" fo:font-weight="normal" fo:font-family="Aptos" style:font-family-asian="Aptos" style:font-family-complex="Aptos" fo:background-color="transparent" style:use-window-font-color="true"/>
    </style:style>
    <style:style style:name="T76" style:family="text">
      <style:text-properties fo:font-size="12.00pt" fo:font-weight="bold" fo:font-family="Aptos" style:font-family-asian="Aptos" style:font-family-complex="Aptos" fo:background-color="transparent" style:use-window-font-color="true"/>
    </style:style>
    <style:style style:name="T77" style:family="text">
      <style:text-properties fo:font-size="12.00pt" fo:font-weight="normal" fo:font-family="Aptos" style:font-family-asian="Aptos" style:font-family-complex="Aptos" fo:background-color="transparent" style:use-window-font-color="true"/>
    </style:style>
    <style:style style:name="T78" style:family="text">
      <style:text-properties fo:font-size="12.00pt" fo:font-weight="bold" fo:font-family="Aptos" style:font-family-asian="Aptos" style:font-family-complex="Aptos" fo:background-color="transparent" style:use-window-font-color="true"/>
    </style:style>
    <style:style style:name="T79" style:family="text">
      <style:text-properties fo:font-size="12.00pt" fo:font-weight="normal" fo:font-family="Aptos" style:font-family-asian="Aptos" style:font-family-complex="Aptos" fo:background-color="transparent" style:use-window-font-color="true"/>
    </style:style>
    <style:style style:name="T80" style:family="text">
      <style:text-properties fo:font-size="12.00pt" fo:font-weight="bold" fo:font-family="Aptos" style:font-family-asian="Aptos" style:font-family-complex="Aptos" fo:background-color="transparent" style:use-window-font-color="true"/>
    </style:style>
    <style:style style:name="T81" style:family="text">
      <style:text-properties fo:font-size="12.00pt" fo:font-weight="normal" fo:font-family="Aptos" style:font-family-asian="Aptos" style:font-family-complex="Aptos" fo:background-color="transparent" style:use-window-font-color="true"/>
    </style:style>
    <style:style style:name="T82" style:family="text">
      <style:text-properties fo:font-size="12.00pt" fo:font-weight="bold" fo:font-family="Aptos" style:font-family-asian="Aptos" style:font-family-complex="Aptos" fo:background-color="transparent" style:use-window-font-color="true"/>
    </style:style>
    <style:style style:name="T83" style:family="text">
      <style:text-properties fo:font-size="12.00pt" fo:font-weight="normal" fo:font-family="Aptos" style:font-family-asian="Aptos" style:font-family-complex="Aptos" fo:background-color="transparent" style:use-window-font-color="true"/>
    </style:style>
    <style:style style:name="T84" style:family="text">
      <style:text-properties fo:font-size="12.00pt" fo:font-weight="bold" fo:font-family="Aptos" style:font-family-asian="Aptos" style:font-family-complex="Aptos" fo:background-color="transparent" style:use-window-font-color="true"/>
    </style:style>
    <style:style style:name="T85" style:family="text">
      <style:text-properties fo:font-size="12.00pt" fo:font-weight="normal" fo:font-family="Aptos" style:font-family-asian="Aptos" style:font-family-complex="Aptos" fo:background-color="transparent" style:use-window-font-color="true"/>
    </style:style>
    <style:style style:name="T86" style:family="text">
      <style:text-properties fo:font-size="12.00pt" fo:font-weight="bold" fo:font-family="Aptos" style:font-family-asian="Aptos" style:font-family-complex="Aptos" fo:background-color="transparent" style:use-window-font-color="true"/>
    </style:style>
    <style:style style:name="T87" style:family="text">
      <style:text-properties fo:font-size="12.00pt" fo:font-weight="normal" fo:font-family="Aptos" style:font-family-asian="Aptos" style:font-family-complex="Aptos" fo:background-color="transparent" style:use-window-font-color="true"/>
    </style:style>
    <style:style style:name="T88" style:family="text">
      <style:text-properties fo:font-size="12.00pt" fo:font-weight="bold" fo:font-family="Aptos" style:font-family-asian="Aptos" style:font-family-complex="Aptos" fo:background-color="transparent" style:use-window-font-color="true"/>
    </style:style>
    <style:style style:name="T89" style:family="text">
      <style:text-properties fo:font-size="12.00pt" fo:font-weight="normal" fo:font-family="Aptos" style:font-family-asian="Aptos" style:font-family-complex="Aptos" fo:background-color="transparent" style:use-window-font-color="true"/>
    </style:style>
    <style:style style:name="T90" style:family="text">
      <style:text-properties fo:font-size="12.00pt" fo:font-weight="bold" fo:font-family="Aptos" style:font-family-asian="Aptos" style:font-family-complex="Aptos" fo:background-color="transparent" style:use-window-font-color="true"/>
    </style:style>
    <style:style style:name="T91" style:family="text">
      <style:text-properties fo:font-size="12.00pt" fo:font-weight="normal" fo:font-family="Aptos" style:font-family-asian="Aptos" style:font-family-complex="Aptos" fo:background-color="transparent" style:use-window-font-color="true"/>
    </style:style>
    <style:style style:name="T92" style:family="text">
      <style:text-properties fo:font-size="12.00pt" fo:font-weight="bold" fo:font-family="Aptos" style:font-family-asian="Aptos" style:font-family-complex="Aptos" fo:background-color="transparent" style:use-window-font-color="true"/>
    </style:style>
    <style:style style:name="T93" style:family="text">
      <style:text-properties fo:font-size="12.00pt" fo:font-weight="normal" fo:font-family="Aptos" style:font-family-asian="Aptos" style:font-family-complex="Aptos" fo:background-color="transparent" style:use-window-font-color="true"/>
    </style:style>
    <style:style style:name="T94" style:family="text">
      <style:text-properties fo:font-size="12.00pt" fo:font-weight="bold" fo:font-family="Aptos" style:font-family-asian="Aptos" style:font-family-complex="Aptos" fo:background-color="transparent" style:use-window-font-color="true"/>
    </style:style>
    <style:style style:name="T95" style:family="text">
      <style:text-properties fo:font-size="12.00pt" fo:font-weight="normal" fo:font-family="Aptos" style:font-family-asian="Aptos" style:font-family-complex="Aptos" fo:background-color="transparent" style:use-window-font-color="true"/>
    </style:style>
    <style:style style:name="T96" style:family="text">
      <style:text-properties fo:font-size="12.00pt" fo:font-weight="bold" fo:font-family="Aptos" style:font-family-asian="Aptos" style:font-family-complex="Aptos" fo:background-color="transparent" style:use-window-font-color="true"/>
    </style:style>
    <style:style style:name="T97" style:family="text">
      <style:text-properties fo:font-size="12.00pt" fo:font-weight="normal" fo:font-family="Aptos" style:font-family-asian="Aptos" style:font-family-complex="Aptos"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bold" fo:font-family="Aptos" style:font-family-asian="Aptos" style:font-family-complex="Aptos"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Aptos" style:font-family-asian="Aptos" style:font-family-complex="Aptos"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Aptos" style:font-family-asian="Aptos" style:font-family-complex="Aptos" fo:background-color="transparent" style:use-window-font-color="true"/>
    </style:style>
    <style:style style:name="T104" style:family="text">
      <style:text-properties fo:font-size="12.00pt" fo:font-weight="normal" fo:font-family="Consolas" style:font-family-asian="Consolas" style:font-family-complex="Consolas" fo:background-color="transparent" style:use-window-font-color="true"/>
    </style:style>
    <style:style style:name="T105" style:family="text">
      <style:text-properties fo:font-size="12.00pt" fo:font-weight="normal" fo:font-family="Aptos" style:font-family-asian="Aptos" style:font-family-complex="Aptos"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Aptos" style:font-family-asian="Aptos" style:font-family-complex="Aptos"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Aptos" style:font-family-asian="Aptos" style:font-family-complex="Aptos"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Aptos" style:font-family-asian="Aptos" style:font-family-complex="Aptos"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Aptos" style:font-family-asian="Aptos" style:font-family-complex="Aptos"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Aptos" style:font-family-asian="Aptos" style:font-family-complex="Aptos"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Aptos" style:font-family-asian="Aptos" style:font-family-complex="Aptos"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Aptos" style:font-family-asian="Aptos" style:font-family-complex="Aptos"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Aptos" style:font-family-asian="Aptos" style:font-family-complex="Aptos" fo:background-color="transparent" style:use-window-font-color="true"/>
    </style:style>
    <style:style style:name="T122" style:family="text">
      <style:text-properties fo:font-size="12.00pt" fo:font-weight="bold" fo:font-family="Aptos" style:font-family-asian="Aptos" style:font-family-complex="Aptos" fo:background-color="transparent" style:use-window-font-color="true"/>
    </style:style>
    <style:style style:name="T123" style:family="text">
      <style:text-properties fo:font-size="12.00pt" fo:font-weight="normal" fo:font-family="Aptos" style:font-family-asian="Aptos" style:font-family-complex="Aptos" fo:background-color="transparent" style:use-window-font-color="true"/>
    </style:style>
    <style:style style:name="T124" style:family="text">
      <style:text-properties fo:font-size="12.00pt" fo:font-weight="bold" fo:font-family="Aptos" style:font-family-asian="Aptos" style:font-family-complex="Aptos" fo:background-color="transparent" style:use-window-font-color="true"/>
    </style:style>
    <style:style style:name="T125" style:family="text">
      <style:text-properties fo:font-size="12.00pt" fo:font-weight="normal" fo:font-family="Aptos" style:font-family-asian="Aptos" style:font-family-complex="Aptos" fo:background-color="transparent" style:use-window-font-color="true"/>
    </style:style>
    <style:style style:name="T126" style:family="text">
      <style:text-properties fo:font-size="12.00pt" fo:font-weight="bold" fo:font-family="Aptos" style:font-family-asian="Aptos" style:font-family-complex="Aptos" fo:background-color="transparent" style:use-window-font-color="true"/>
    </style:style>
    <style:style style:name="T127" style:family="text">
      <style:text-properties fo:font-size="12.00pt" fo:font-weight="normal" fo:font-family="Aptos" style:font-family-asian="Aptos" style:font-family-complex="Aptos" fo:background-color="transparent" style:use-window-font-color="true"/>
    </style:style>
    <style:style style:name="T128" style:family="text">
      <style:text-properties fo:font-size="12.00pt" fo:font-weight="bold" fo:font-family="Aptos" style:font-family-asian="Aptos" style:font-family-complex="Aptos" fo:background-color="transparent" style:use-window-font-color="true"/>
    </style:style>
    <style:style style:name="T129" style:family="text">
      <style:text-properties fo:font-size="12.00pt" fo:font-weight="normal" fo:font-family="Aptos" style:font-family-asian="Aptos" style:font-family-complex="Aptos" fo:background-color="transparent" style:use-window-font-color="true"/>
    </style:style>
    <style:style style:name="T130" style:family="text">
      <style:text-properties fo:font-size="12.00pt" fo:font-weight="bold" fo:font-family="Aptos" style:font-family-asian="Aptos" style:font-family-complex="Aptos" fo:background-color="transparent" style:use-window-font-color="true"/>
    </style:style>
    <style:style style:name="T131" style:family="text">
      <style:text-properties fo:font-size="12.00pt" fo:font-weight="normal" fo:font-family="Aptos" style:font-family-asian="Aptos" style:font-family-complex="Aptos" fo:background-color="transparent" style:use-window-font-color="true"/>
    </style:style>
    <style:style style:name="T132" style:family="text">
      <style:text-properties fo:font-size="12.00pt" fo:font-weight="bold" fo:font-family="Aptos" style:font-family-asian="Aptos" style:font-family-complex="Aptos" fo:background-color="transparent" style:use-window-font-color="true"/>
    </style:style>
    <style:style style:name="T133" style:family="text">
      <style:text-properties fo:font-size="12.00pt" fo:font-weight="normal" fo:font-family="Aptos" style:font-family-asian="Aptos" style:font-family-complex="Aptos" fo:background-color="transparent" style:use-window-font-color="true"/>
    </style:style>
    <style:style style:name="T134" style:family="text">
      <style:text-properties fo:font-size="12.00pt" fo:font-weight="bold" fo:font-family="Aptos" style:font-family-asian="Aptos" style:font-family-complex="Aptos" fo:background-color="transparent" style:use-window-font-color="true"/>
    </style:style>
    <style:style style:name="T135" style:family="text">
      <style:text-properties fo:font-size="12.00pt" fo:font-weight="normal" fo:font-family="Aptos" style:font-family-asian="Aptos" style:font-family-complex="Aptos" fo:background-color="transparent" style:use-window-font-color="true"/>
    </style:style>
    <style:style style:name="T136" style:family="text">
      <style:text-properties fo:font-size="12.00pt" fo:font-weight="bold" fo:font-family="Aptos" style:font-family-asian="Aptos" style:font-family-complex="Aptos" fo:background-color="transparent" style:use-window-font-color="true"/>
    </style:style>
    <style:style style:name="T137" style:family="text">
      <style:text-properties fo:font-size="12.00pt" fo:font-weight="normal" fo:font-family="Aptos" style:font-family-asian="Aptos" style:font-family-complex="Aptos" fo:background-color="transparent" style:use-window-font-color="true"/>
    </style:style>
    <style:style style:name="T138" style:family="text">
      <style:text-properties fo:font-size="12.00pt" fo:font-weight="bold" fo:font-family="Aptos" style:font-family-asian="Aptos" style:font-family-complex="Aptos" fo:background-color="transparent" style:use-window-font-color="true"/>
    </style:style>
    <style:style style:name="T139" style:family="text">
      <style:text-properties fo:font-size="12.00pt" fo:font-weight="normal" fo:font-family="Aptos" style:font-family-asian="Aptos" style:font-family-complex="Aptos" fo:background-color="transparent" style:use-window-font-color="true"/>
    </style:style>
    <style:style style:name="T140" style:family="text">
      <style:text-properties fo:font-size="12.00pt" fo:font-weight="bold" fo:font-family="Aptos" style:font-family-asian="Aptos" style:font-family-complex="Aptos" fo:background-color="transparent" style:use-window-font-color="true"/>
    </style:style>
    <style:style style:name="T141" style:family="text">
      <style:text-properties fo:font-size="12.00pt" fo:font-weight="normal" fo:font-family="Aptos" style:font-family-asian="Aptos" style:font-family-complex="Aptos" fo:background-color="transparent" style:use-window-font-color="true"/>
    </style:style>
    <style:style style:name="T142" style:family="text">
      <style:text-properties fo:font-size="12.00pt" fo:font-weight="bold" fo:font-family="Aptos" style:font-family-asian="Aptos" style:font-family-complex="Aptos" fo:background-color="transparent" style:use-window-font-color="true"/>
    </style:style>
    <style:style style:name="T143" style:family="text">
      <style:text-properties fo:font-size="12.00pt" fo:font-weight="normal" fo:font-family="Aptos" style:font-family-asian="Aptos" style:font-family-complex="Aptos" fo:background-color="transparent" style:use-window-font-color="true"/>
    </style:style>
    <style:style style:name="T144" style:family="text">
      <style:text-properties fo:font-size="12.00pt" fo:font-weight="bold" fo:font-family="Aptos" style:font-family-asian="Aptos" style:font-family-complex="Aptos" fo:background-color="transparent" style:use-window-font-color="true"/>
    </style:style>
    <style:style style:name="T145" style:family="text">
      <style:text-properties fo:font-size="12.00pt" fo:font-weight="normal" fo:font-family="Aptos" style:font-family-asian="Aptos" style:font-family-complex="Aptos" fo:background-color="transparent" style:use-window-font-color="true"/>
    </style:style>
    <style:style style:name="T146" style:family="text">
      <style:text-properties fo:font-size="12.00pt" fo:font-weight="bold" fo:font-family="Aptos" style:font-family-asian="Aptos" style:font-family-complex="Aptos" fo:background-color="transparent" style:use-window-font-color="true"/>
    </style:style>
    <style:style style:name="T147" style:family="text">
      <style:text-properties fo:font-size="12.00pt" fo:font-weight="normal" fo:font-family="Aptos" style:font-family-asian="Aptos" style:font-family-complex="Aptos" fo:background-color="transparent" style:use-window-font-color="true"/>
    </style:style>
    <style:style style:name="T148" style:family="text">
      <style:text-properties fo:font-size="12.00pt" fo:font-weight="bold" fo:font-family="Aptos" style:font-family-asian="Aptos" style:font-family-complex="Aptos" fo:background-color="transparent" style:use-window-font-color="true"/>
    </style:style>
    <style:style style:name="T149" style:family="text">
      <style:text-properties fo:font-size="12.00pt" fo:font-weight="normal" fo:font-family="Aptos" style:font-family-asian="Aptos" style:font-family-complex="Aptos" fo:background-color="transparent" style:use-window-font-color="true"/>
    </style:style>
    <style:style style:name="T150" style:family="text">
      <style:text-properties fo:font-size="12.00pt" fo:font-weight="bold" fo:font-family="Aptos" style:font-family-asian="Aptos" style:font-family-complex="Aptos" fo:background-color="transparent" style:use-window-font-color="true"/>
    </style:style>
    <style:style style:name="T151" style:family="text">
      <style:text-properties fo:font-size="12.00pt" fo:font-weight="normal" fo:font-family="Aptos" style:font-family-asian="Aptos" style:font-family-complex="Aptos" fo:background-color="transparent" style:use-window-font-color="true"/>
    </style:style>
    <style:style style:name="T152" style:family="text">
      <style:text-properties fo:font-size="12.00pt" fo:font-weight="bold" fo:font-family="Aptos" style:font-family-asian="Aptos" style:font-family-complex="Aptos" fo:background-color="transparent" style:use-window-font-color="true"/>
    </style:style>
    <style:style style:name="T153" style:family="text">
      <style:text-properties fo:font-size="12.00pt" fo:font-weight="normal" fo:font-family="Aptos" style:font-family-asian="Aptos" style:font-family-complex="Aptos" fo:background-color="transparent" style:use-window-font-color="true"/>
    </style:style>
    <style:style style:name="T154" style:family="text">
      <style:text-properties fo:font-size="12.00pt" fo:font-weight="bold" fo:font-family="Aptos" style:font-family-asian="Aptos" style:font-family-complex="Aptos" fo:background-color="transparent" style:use-window-font-color="true"/>
    </style:style>
    <style:style style:name="T155" style:family="text">
      <style:text-properties fo:font-size="12.00pt" fo:font-weight="normal" fo:font-family="Aptos" style:font-family-asian="Aptos" style:font-family-complex="Aptos" fo:background-color="transparent" style:use-window-font-color="true"/>
    </style:style>
    <style:style style:name="T156" style:family="text">
      <style:text-properties fo:font-size="12.00pt" fo:font-weight="bold" fo:font-family="Aptos" style:font-family-asian="Aptos" style:font-family-complex="Aptos" fo:background-color="transparent" style:use-window-font-color="true"/>
    </style:style>
    <style:style style:name="T157" style:family="text">
      <style:text-properties fo:font-size="12.00pt" fo:font-weight="normal" fo:font-family="Aptos" style:font-family-asian="Aptos" style:font-family-complex="Aptos" fo:background-color="transparent" style:use-window-font-color="true"/>
    </style:style>
    <style:style style:name="T158" style:family="text">
      <style:text-properties fo:font-size="12.00pt" fo:font-weight="bold" fo:font-family="Aptos" style:font-family-asian="Aptos" style:font-family-complex="Aptos" fo:background-color="transparent" style:use-window-font-color="true"/>
    </style:style>
    <style:style style:name="T159" style:family="text">
      <style:text-properties fo:font-size="12.00pt" fo:font-weight="normal" fo:font-family="Aptos" style:font-family-asian="Aptos" style:font-family-complex="Aptos" fo:background-color="transparent" style:use-window-font-color="true"/>
    </style:style>
    <style:style style:name="T160" style:family="text">
      <style:text-properties fo:font-size="12.00pt" fo:font-weight="bold" fo:font-family="Aptos" style:font-family-asian="Aptos" style:font-family-complex="Aptos" fo:background-color="transparent" style:use-window-font-color="true"/>
    </style:style>
    <style:style style:name="T161" style:family="text">
      <style:text-properties fo:font-size="12.00pt" fo:font-weight="normal" fo:font-family="Aptos" style:font-family-asian="Aptos" style:font-family-complex="Aptos" fo:background-color="transparent" style:use-window-font-color="true"/>
    </style:style>
    <style:style style:name="T162" style:family="text">
      <style:text-properties fo:font-size="12.00pt" fo:font-weight="bold" fo:font-family="Aptos" style:font-family-asian="Aptos" style:font-family-complex="Aptos" fo:background-color="transparent" style:use-window-font-color="true"/>
    </style:style>
    <style:style style:name="T163" style:family="text">
      <style:text-properties fo:font-size="12.00pt" fo:font-weight="normal" fo:font-family="Aptos" style:font-family-asian="Aptos" style:font-family-complex="Aptos" fo:background-color="transparent" style:use-window-font-color="true"/>
    </style:style>
    <style:style style:name="T164" style:family="text">
      <style:text-properties fo:font-size="12.00pt" fo:font-weight="bold" fo:font-family="Aptos" style:font-family-asian="Aptos" style:font-family-complex="Aptos" fo:background-color="transparent" style:use-window-font-color="true"/>
    </style:style>
    <style:style style:name="T165" style:family="text">
      <style:text-properties fo:font-size="12.00pt" fo:font-weight="normal" fo:font-family="Aptos" style:font-family-asian="Aptos" style:font-family-complex="Aptos" fo:background-color="transparent" style:use-window-font-color="true"/>
    </style:style>
    <style:style style:name="T166" style:family="text">
      <style:text-properties fo:font-size="12.00pt" fo:font-weight="bold" fo:font-family="Aptos" style:font-family-asian="Aptos" style:font-family-complex="Aptos" fo:background-color="transparent" style:use-window-font-color="true"/>
    </style:style>
    <style:style style:name="T167" style:family="text">
      <style:text-properties fo:font-size="12.00pt" fo:font-weight="normal" fo:font-family="Aptos" style:font-family-asian="Aptos" style:font-family-complex="Aptos" fo:background-color="transparent" style:use-window-font-color="true"/>
    </style:style>
    <style:style style:name="T168" style:family="text">
      <style:text-properties fo:font-size="12.00pt" fo:font-weight="bold" fo:font-family="Aptos" style:font-family-asian="Aptos" style:font-family-complex="Aptos" fo:background-color="transparent" style:use-window-font-color="true"/>
    </style:style>
    <style:style style:name="T169" style:family="text">
      <style:text-properties fo:font-size="12.00pt" fo:font-weight="normal" fo:font-family="Aptos" style:font-family-asian="Aptos" style:font-family-complex="Aptos" fo:background-color="transparent" style:use-window-font-color="true"/>
    </style:style>
    <style:style style:name="T170" style:family="text">
      <style:text-properties fo:font-size="12.00pt" fo:font-weight="normal" fo:font-family="Consolas" style:font-family-asian="Consolas" style:font-family-complex="Consolas" fo:background-color="transparent" style:use-window-font-color="true"/>
    </style:style>
    <style:style style:name="T171" style:family="text">
      <style:text-properties fo:font-size="12.00pt" fo:font-weight="normal" fo:font-family="Aptos" style:font-family-asian="Aptos" style:font-family-complex="Aptos" fo:background-color="transparent" style:use-window-font-color="true"/>
    </style:style>
    <style:style style:name="T172" style:family="text">
      <style:text-properties fo:font-size="12.00pt" fo:font-weight="normal" fo:font-family="Consolas" style:font-family-asian="Consolas" style:font-family-complex="Consolas" fo:background-color="transparent" style:use-window-font-color="true"/>
    </style:style>
    <style:style style:name="T173" style:family="text">
      <style:text-properties fo:font-size="12.00pt" fo:font-weight="normal" fo:font-family="Aptos" style:font-family-asian="Aptos" style:font-family-complex="Aptos" fo:background-color="transparent" style:use-window-font-color="true"/>
    </style:style>
    <style:style style:name="T174" style:family="text">
      <style:text-properties fo:font-size="12.00pt" fo:font-weight="normal" fo:font-family="Consolas" style:font-family-asian="Consolas" style:font-family-complex="Consolas" fo:background-color="transparent" style:use-window-font-color="true"/>
    </style:style>
    <style:style style:name="T175" style:family="text">
      <style:text-properties fo:font-size="12.00pt" fo:font-weight="normal" fo:font-family="Aptos" style:font-family-asian="Aptos" style:font-family-complex="Aptos" fo:background-color="transparent" style:use-window-font-color="true"/>
    </style:style>
    <style:style style:name="T176" style:family="text">
      <style:text-properties fo:font-size="12.00pt" fo:font-weight="normal" fo:font-family="Consolas" style:font-family-asian="Consolas" style:font-family-complex="Consolas" fo:background-color="transparent" style:use-window-font-color="true"/>
    </style:style>
    <style:style style:name="T177" style:family="text">
      <style:text-properties fo:font-size="12.00pt" fo:font-weight="normal" fo:font-family="Aptos" style:font-family-asian="Aptos" style:font-family-complex="Aptos" fo:background-color="transparent" style:use-window-font-color="true"/>
    </style:style>
    <style:style style:name="T178" style:family="text">
      <style:text-properties fo:font-size="12.00pt" fo:font-weight="bold" fo:font-family="Aptos" style:font-family-asian="Aptos" style:font-family-complex="Aptos" fo:background-color="transparent" style:use-window-font-color="true"/>
    </style:style>
    <style:style style:name="T179" style:family="text">
      <style:text-properties fo:font-size="12.00pt" fo:font-weight="normal" fo:font-family="Aptos" style:font-family-asian="Aptos" style:font-family-complex="Aptos" fo:background-color="transparent" style:use-window-font-color="true"/>
    </style:style>
    <style:style style:name="T180" style:family="text">
      <style:text-properties fo:font-size="12.00pt" fo:font-weight="bold" fo:font-family="Aptos" style:font-family-asian="Aptos" style:font-family-complex="Aptos" fo:background-color="transparent" style:use-window-font-color="true"/>
    </style:style>
    <style:style style:name="T181" style:family="text">
      <style:text-properties fo:font-size="12.00pt" fo:font-weight="normal" fo:font-family="Aptos" style:font-family-asian="Aptos" style:font-family-complex="Aptos" fo:background-color="transparent" style:use-window-font-color="true"/>
    </style:style>
    <style:style style:name="T182" style:family="text">
      <style:text-properties fo:font-size="12.00pt" fo:font-weight="bold" fo:font-family="Aptos" style:font-family-asian="Aptos" style:font-family-complex="Aptos" fo:background-color="transparent" style:use-window-font-color="true"/>
    </style:style>
    <style:style style:name="T183" style:family="text">
      <style:text-properties fo:font-size="12.00pt" fo:font-weight="normal" fo:font-family="Aptos" style:font-family-asian="Aptos" style:font-family-complex="Aptos" fo:background-color="transparent" style:use-window-font-color="true"/>
    </style:style>
    <style:style style:name="T184" style:family="text">
      <style:text-properties fo:font-size="12.00pt" fo:font-weight="normal" fo:font-family="Consolas" style:font-family-asian="Consolas" style:font-family-complex="Consolas" fo:background-color="transparent" style:use-window-font-color="true"/>
    </style:style>
    <style:style style:name="T185" style:family="text">
      <style:text-properties fo:font-size="12.00pt" fo:font-weight="normal" fo:font-family="Aptos" style:font-family-asian="Aptos" style:font-family-complex="Aptos" fo:background-color="transparent" style:use-window-font-color="true"/>
    </style:style>
    <style:style style:name="T186" style:family="text">
      <style:text-properties fo:font-size="12.00pt" fo:font-weight="normal" fo:font-family="Consolas" style:font-family-asian="Consolas" style:font-family-complex="Consolas" fo:background-color="transparent" style:use-window-font-color="true"/>
    </style:style>
    <style:style style:name="T187" style:family="text">
      <style:text-properties fo:font-size="12.00pt" fo:font-weight="normal" fo:font-family="Aptos" style:font-family-asian="Aptos" style:font-family-complex="Aptos" fo:background-color="transparent" style:use-window-font-color="true"/>
    </style:style>
    <style:style style:name="T188" style:family="text">
      <style:text-properties fo:font-size="12.00pt" fo:font-weight="normal" fo:font-family="Consolas" style:font-family-asian="Consolas" style:font-family-complex="Consolas" fo:background-color="transparent" style:use-window-font-color="true"/>
    </style:style>
    <style:style style:name="T189" style:family="text">
      <style:text-properties fo:font-size="12.00pt" fo:font-weight="normal" fo:font-family="Aptos" style:font-family-asian="Aptos" style:font-family-complex="Aptos" fo:background-color="transparent" style:use-window-font-color="true"/>
    </style:style>
    <style:style style:name="T190" style:family="text">
      <style:text-properties fo:font-size="12.00pt" fo:font-weight="normal" fo:font-family="Consolas" style:font-family-asian="Consolas" style:font-family-complex="Consolas" fo:background-color="transparent" style:use-window-font-color="true"/>
    </style:style>
    <style:style style:name="T191" style:family="text">
      <style:text-properties fo:font-size="12.00pt" fo:font-weight="normal" fo:font-family="Aptos" style:font-family-asian="Aptos" style:font-family-complex="Aptos" fo:background-color="transparent" style:use-window-font-color="true"/>
    </style:style>
    <style:style style:name="T192" style:family="text">
      <style:text-properties fo:font-size="12.00pt" fo:font-weight="normal" fo:font-family="Consolas" style:font-family-asian="Consolas" style:font-family-complex="Consolas" fo:background-color="transparent" style:use-window-font-color="true"/>
    </style:style>
    <style:style style:name="T193" style:family="text">
      <style:text-properties fo:font-size="12.00pt" fo:font-weight="normal" fo:font-family="Aptos" style:font-family-asian="Aptos" style:font-family-complex="Aptos" fo:background-color="transparent" style:use-window-font-color="true"/>
    </style:style>
    <style:style style:name="T194" style:family="text">
      <style:text-properties fo:font-size="12.00pt" fo:font-weight="normal" fo:font-family="Consolas" style:font-family-asian="Consolas" style:font-family-complex="Consolas" fo:background-color="transparent" style:use-window-font-color="true"/>
    </style:style>
    <style:style style:name="T195" style:family="text">
      <style:text-properties fo:font-size="12.00pt" fo:font-weight="normal" fo:font-family="Aptos" style:font-family-asian="Aptos" style:font-family-complex="Aptos" fo:background-color="transparent" style:use-window-font-color="true"/>
    </style:style>
    <style:style style:name="T196" style:family="text">
      <style:text-properties fo:font-size="12.00pt" fo:font-weight="normal" fo:font-family="Consolas" style:font-family-asian="Consolas" style:font-family-complex="Consolas" fo:background-color="transparent" style:use-window-font-color="true"/>
    </style:style>
    <style:style style:name="T197" style:family="text">
      <style:text-properties fo:font-size="12.00pt" fo:font-weight="normal" fo:font-family="Aptos" style:font-family-asian="Aptos" style:font-family-complex="Aptos" fo:background-color="transparent" style:use-window-font-color="true"/>
    </style:style>
    <style:style style:name="T198" style:family="text">
      <style:text-properties fo:font-size="12.00pt" fo:font-weight="normal" fo:font-family="Consolas" style:font-family-asian="Consolas" style:font-family-complex="Consolas" fo:background-color="transparent" style:use-window-font-color="true"/>
    </style:style>
    <style:style style:name="T199" style:family="text">
      <style:text-properties fo:font-size="12.00pt" fo:font-weight="normal" fo:font-family="Aptos" style:font-family-asian="Aptos" style:font-family-complex="Aptos" fo:background-color="transparent" style:use-window-font-color="true"/>
    </style:style>
    <style:style style:name="P1" style:family="paragraph">
      <style:paragraph-properties fo:line-height="100.00%" fo:text-align="left" fo:margin-left="108.00pt" fo:text-indent="0.00pt"/>
    </style:style>
    <style:style style:name="P2" style:family="paragraph">
      <style:paragraph-properties fo:line-height="100.00%" fo:text-align="left"/>
    </style:style>
    <style:style style:name="P3" style:family="paragraph">
      <style:paragraph-properties fo:line-height="100.00%" fo:text-align="left" fo:margin-left="0.00pt" fo:text-indent="36.00pt"/>
    </style:style>
    <style:style style:name="P4" style:family="paragraph">
      <style:paragraph-properties fo:line-height="100.00%" fo:text-align="left" fo:margin-left="36.00pt" fo:text-indent="0.00pt"/>
    </style:style>
    <style:style style:name="P5" style:family="paragraph">
      <style:paragraph-properties fo:line-height="100.00%" fo:text-align="left" fo:margin-left="72.00pt" fo:text-indent="0.00pt"/>
    </style:style>
    <style:style style:name="P6" style:family="paragraph">
      <style:paragraph-properties fo:line-height="100.00%" fo:text-align="left" fo:margin-left="36.00pt" fo:text-indent="0.00pt"/>
    </style:style>
    <style:style style:name="P7" style:family="paragraph">
      <style:paragraph-properties fo:line-height="100.00%" fo:text-align="left"/>
    </style:style>
    <style:style style:name="P8" style:family="paragraph">
      <style:paragraph-properties fo:line-height="100.00%" fo:text-align="left" fo:margin-left="5.40pt" fo:text-indent="-5.40pt">
        <style:tab-stops>
          <style:tab-stop style:position="228.60pt"/>
          <style:tab-stop style:position="26311.80p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5.40pt" fo:text-indent="-5.40pt">
        <style:tab-stops>
          <style:tab-stop style:position="228.60pt"/>
          <style:tab-stop style:position="26311.80pt"/>
        </style:tab-stops>
      </style:paragraph-properties>
    </style:style>
    <style:style style:name="P11" style:family="paragraph">
      <style:paragraph-properties fo:line-height="100.00%" fo:text-align="left" fo:margin-left="5.40pt" fo:text-indent="-5.40pt">
        <style:tab-stops>
          <style:tab-stop style:position="228.60pt"/>
          <style:tab-stop style:position="26311.80p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5.40pt" fo:text-indent="-5.40pt">
        <style:tab-stops>
          <style:tab-stop style:position="228.60pt"/>
          <style:tab-stop style:position="26311.80p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5.40pt" fo:text-indent="-5.40pt">
        <style:tab-stops>
          <style:tab-stop style:position="228.60pt"/>
          <style:tab-stop style:position="26311.80p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5.40pt" fo:text-indent="-5.40pt">
        <style:tab-stops>
          <style:tab-stop style:position="228.60pt"/>
          <style:tab-stop style:position="26311.8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5.40pt" fo:text-indent="-5.40pt">
        <style:tab-stops>
          <style:tab-stop style:position="228.60pt"/>
          <style:tab-stop style:position="26311.8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72.00pt" fo:text-indent="0.00pt"/>
    </style:style>
    <style:style style:name="P22" style:family="paragraph">
      <style:paragraph-properties fo:line-height="100.00%" fo:text-align="left"/>
    </style:style>
    <style:style style:name="P23" style:family="paragraph">
      <style:paragraph-properties fo:line-height="100.00%" fo:text-align="left"/>
    </style:style>
    <style:style style:name="P24" style:family="paragraph">
      <style:paragraph-properties fo:line-height="100.00%" fo:text-align="left" fo:margin-left="72.00pt" fo:text-indent="0.00pt"/>
    </style:style>
    <style:style style:name="P25" style:family="paragraph">
      <style:paragraph-properties fo:line-height="100.00%" fo:text-align="left"/>
    </style:style>
    <style:style style:name="P26" style:family="paragraph">
      <style:paragraph-properties fo:line-height="100.00%" fo:text-align="left" fo:margin-left="36.00pt" fo:text-indent="0.00pt"/>
    </style:style>
    <style:style style:name="P27" style:family="paragraph">
      <style:paragraph-properties fo:line-height="100.00%" fo:text-align="left"/>
    </style:style>
    <style:style style:name="P28" style:family="paragraph">
      <style:paragraph-properties fo:line-height="100.00%" fo:text-align="left" fo:margin-left="36.00pt" fo:text-indent="0.00pt"/>
    </style:style>
    <style:style style:name="P29" style:family="paragraph">
      <style:paragraph-properties fo:line-height="100.00%" fo:text-align="left"/>
    </style:style>
    <style:style style:name="P30" style:family="paragraph">
      <style:paragraph-properties fo:line-height="100.00%" fo:text-align="left" fo:margin-left="0.00pt" fo:text-indent="36.00pt"/>
    </style:style>
    <style:style style:name="P31" style:family="paragraph">
      <style:paragraph-properties fo:line-height="100.00%" fo:text-align="left" fo:margin-left="72.00pt" fo:text-indent="0.00pt"/>
    </style:style>
    <style:style style:name="P32" style:family="paragraph">
      <style:paragraph-properties fo:line-height="100.00%" fo:text-align="left" fo:margin-left="36.00pt" fo:text-indent="0.00pt"/>
    </style:style>
    <style:style style:name="P33" style:family="paragraph">
      <style:paragraph-properties fo:line-height="100.00%" fo:text-align="left"/>
    </style:style>
    <style:style style:name="P34" style:family="paragraph">
      <style:paragraph-properties fo:line-height="100.00%" fo:text-align="left" fo:margin-left="108.00pt" fo:text-indent="0.00pt"/>
    </style:style>
    <style:style style:name="P35" style:family="paragraph">
      <style:paragraph-properties fo:line-height="100.00%" fo:text-align="left" fo:margin-left="72.00pt" fo:text-indent="0.00pt"/>
    </style:style>
    <style:style style:name="P36" style:family="paragraph">
      <style:paragraph-properties fo:line-height="100.00%" fo:text-align="left" fo:margin-left="36.00pt" fo:text-indent="0.00pt"/>
    </style:style>
    <style:style style:name="P37" style:family="paragraph">
      <style:paragraph-properties fo:line-height="100.00%" fo:text-align="left" fo:margin-left="108.00pt" fo:text-indent="0.00pt"/>
    </style:style>
    <style:style style:name="P38" style:family="paragraph">
      <style:paragraph-properties fo:line-height="100.00%" fo:text-align="left" fo:margin-left="72.00pt" fo:text-indent="0.00pt"/>
    </style:style>
    <style:style style:name="P39" style:family="paragraph">
      <style:paragraph-properties fo:line-height="100.00%" fo:text-align="left" fo:margin-left="108.00pt" fo:text-indent="0.00pt"/>
    </style:style>
    <style:style style:name="P40" style:family="paragraph">
      <style:paragraph-properties fo:line-height="100.00%" fo:text-align="left"/>
    </style:style>
    <style:style style:name="P41" style:family="paragraph">
      <style:paragraph-properties fo:line-height="100.00%" fo:text-align="left" fo:margin-left="72.00pt" fo:text-indent="0.00pt"/>
    </style:style>
    <style:style style:name="P42" style:family="paragraph">
      <style:paragraph-properties fo:line-height="100.00%" fo:text-align="left"/>
    </style:style>
    <style:style style:name="P43" style:family="paragraph">
      <style:paragraph-properties fo:line-height="100.00%" fo:text-align="left" fo:margin-left="72.00pt" fo:text-indent="0.00pt"/>
    </style:style>
    <style:style style:name="P44" style:family="paragraph">
      <style:paragraph-properties fo:line-height="100.00%" fo:text-align="left"/>
    </style:style>
    <style:style style:name="P45" style:family="paragraph">
      <style:paragraph-properties fo:line-height="100.00%" fo:text-align="left" fo:margin-left="72.00pt" fo:text-indent="0.00pt"/>
    </style:style>
    <style:style style:name="P46" style:family="paragraph">
      <style:paragraph-properties fo:line-height="100.00%" fo:text-align="left"/>
    </style:style>
    <style:style style:name="P47" style:family="paragraph">
      <style:paragraph-properties fo:line-height="100.00%" fo:text-align="left" fo:margin-left="72.00pt" fo:text-indent="0.00pt"/>
    </style:style>
    <style:style style:name="P48" style:family="paragraph">
      <style:paragraph-properties fo:line-height="100.00%" fo:text-align="left"/>
    </style:style>
    <style:style style:name="P49" style:family="paragraph">
      <style:paragraph-properties fo:line-height="100.00%" fo:text-align="left" fo:margin-left="72.00pt" fo:text-indent="0.00pt"/>
    </style:style>
    <style:style style:name="P50" style:family="paragraph">
      <style:paragraph-properties fo:line-height="100.00%" fo:text-align="left"/>
    </style:style>
    <style:style style:name="P51" style:family="paragraph">
      <style:paragraph-properties fo:line-height="100.00%" fo:text-align="left" fo:margin-left="5.40pt" fo:text-indent="-5.40pt">
        <style:tab-stops>
          <style:tab-stop style:position="228.60pt"/>
          <style:tab-stop style:position="26311.80pt"/>
        </style:tab-stops>
      </style:paragraph-properties>
    </style:style>
    <style:style style:name="P52" style:family="paragraph">
      <style:paragraph-properties fo:line-height="100.00%" fo:text-align="center"/>
    </style:style>
    <style:style style:name="P53" style:family="paragraph">
      <style:paragraph-properties fo:line-height="100.00%" fo:text-align="left" fo:margin-left="5.40pt" fo:text-indent="-5.40pt">
        <style:tab-stops>
          <style:tab-stop style:position="228.60pt"/>
          <style:tab-stop style:position="26311.80pt"/>
        </style:tab-stops>
      </style:paragraph-properties>
    </style:style>
    <style:style style:name="P54" style:family="paragraph">
      <style:paragraph-properties fo:line-height="100.00%" fo:text-align="left" fo:margin-left="5.40pt" fo:text-indent="-5.40pt">
        <style:tab-stops>
          <style:tab-stop style:position="228.60pt"/>
          <style:tab-stop style:position="26311.80pt"/>
        </style:tab-stops>
      </style:paragraph-properties>
    </style:style>
    <style:style style:name="P55" style:family="paragraph">
      <style:paragraph-properties fo:line-height="100.00%" fo:text-align="left"/>
    </style:style>
    <style:style style:name="P56" style:family="paragraph">
      <style:paragraph-properties fo:line-height="100.00%" fo:text-align="left" fo:margin-left="5.40pt" fo:text-indent="-5.40pt">
        <style:tab-stops>
          <style:tab-stop style:position="228.60pt"/>
          <style:tab-stop style:position="26311.80pt"/>
        </style:tab-stops>
      </style:paragraph-properties>
    </style:style>
    <style:style style:name="P57" style:family="paragraph">
      <style:paragraph-properties fo:line-height="100.00%" fo:text-align="left"/>
    </style:style>
    <style:style style:name="P58" style:family="paragraph">
      <style:paragraph-properties fo:line-height="100.00%" fo:text-align="left" fo:margin-left="5.40pt" fo:text-indent="-5.40pt">
        <style:tab-stops>
          <style:tab-stop style:position="228.60pt"/>
          <style:tab-stop style:position="26311.80pt"/>
        </style:tab-stops>
      </style:paragraph-properties>
    </style:style>
    <style:style style:name="P59" style:family="paragraph">
      <style:paragraph-properties fo:line-height="100.00%" fo:text-align="left"/>
    </style:style>
    <style:style style:name="P60" style:family="paragraph">
      <style:paragraph-properties fo:line-height="100.00%" fo:text-align="left" fo:margin-left="5.40pt" fo:text-indent="-5.40pt">
        <style:tab-stops>
          <style:tab-stop style:position="228.60pt"/>
          <style:tab-stop style:position="26311.80pt"/>
        </style:tab-stops>
      </style:paragraph-properties>
    </style:style>
    <style:style style:name="P61" style:family="paragraph">
      <style:paragraph-properties fo:line-height="100.00%" fo:text-align="left"/>
    </style:style>
    <style:style style:name="P62" style:family="paragraph">
      <style:paragraph-properties fo:line-height="100.00%" fo:text-align="left" fo:margin-left="5.40pt" fo:text-indent="-5.40pt">
        <style:tab-stops>
          <style:tab-stop style:position="228.60pt"/>
          <style:tab-stop style:position="26311.80pt"/>
        </style:tab-stops>
      </style:paragraph-properties>
    </style:style>
    <style:style style:name="P63" style:family="paragraph">
      <style:paragraph-properties fo:line-height="100.00%" fo:text-align="left"/>
    </style:style>
    <style:style style:name="P64" style:family="paragraph">
      <style:paragraph-properties fo:line-height="100.00%" fo:text-align="left" fo:margin-left="72.00pt" fo:text-indent="0.00pt"/>
    </style:style>
    <style:style style:name="P65" style:family="paragraph">
      <style:paragraph-properties fo:line-height="100.00%" fo:text-align="left"/>
    </style:style>
    <style:style style:name="P66" style:family="paragraph">
      <style:paragraph-properties fo:line-height="100.00%" fo:text-align="left" fo:margin-left="0.00pt" fo:text-indent="36.00pt"/>
    </style:style>
    <style:style style:name="P67" style:family="paragraph">
      <style:paragraph-properties fo:line-height="100.00%" fo:text-align="left" fo:margin-left="36.00pt" fo:text-indent="0.00pt"/>
    </style:style>
    <style:style style:name="P68" style:family="paragraph">
      <style:paragraph-properties fo:line-height="100.00%" fo:text-align="left" fo:margin-left="72.00pt" fo:text-indent="0.00pt"/>
    </style:style>
    <style:style style:name="P69" style:family="paragraph">
      <style:paragraph-properties fo:line-height="100.00%" fo:text-align="left"/>
    </style:style>
    <style:style style:name="P70" style:family="paragraph">
      <style:paragraph-properties fo:line-height="100.00%" fo:text-align="left" fo:margin-left="36.00pt" fo:text-indent="0.00pt"/>
    </style:style>
    <style:style style:name="P71" style:family="paragraph">
      <style:paragraph-properties fo:line-height="100.00%" fo:text-align="left" fo:margin-left="72.00pt" fo:text-indent="0.00pt"/>
    </style:style>
    <style:style style:name="P72" style:family="paragraph">
      <style:paragraph-properties fo:line-height="100.00%" fo:text-align="left" fo:margin-left="108.00pt" fo:text-indent="0.00pt"/>
    </style:style>
    <style:style style:name="P73" style:family="paragraph">
      <style:paragraph-properties fo:line-height="100.00%" fo:text-align="left"/>
    </style:style>
    <style:style style:name="P74" style:family="paragraph">
      <style:paragraph-properties fo:line-height="100.00%" fo:text-align="left" fo:margin-left="72.00pt" fo:text-indent="0.00pt"/>
    </style:style>
    <style:style style:name="P75" style:family="paragraph">
      <style:paragraph-properties fo:line-height="100.00%" fo:text-align="left"/>
    </style:style>
    <style:style style:name="P76" style:family="paragraph">
      <style:paragraph-properties fo:line-height="100.00%" fo:text-align="left" fo:margin-left="72.00pt" fo:text-indent="0.00pt"/>
    </style:style>
    <style:style style:name="P77" style:family="paragraph">
      <style:paragraph-properties fo:line-height="100.00%" fo:text-align="left"/>
    </style:style>
    <style:style style:name="P78" style:family="paragraph">
      <style:paragraph-properties fo:line-height="100.00%" fo:text-align="left" fo:margin-left="72.00pt" fo:text-indent="0.00pt"/>
    </style:style>
    <style:style style:name="P79" style:family="paragraph">
      <style:paragraph-properties fo:line-height="100.00%" fo:text-align="left"/>
    </style:style>
    <style:style style:name="P80" style:family="paragraph">
      <style:paragraph-properties fo:line-height="100.00%" fo:text-align="left" fo:margin-left="72.00pt" fo:text-indent="0.00pt"/>
    </style:style>
    <style:style style:name="P81" style:family="paragraph">
      <style:paragraph-properties fo:line-height="100.00%" fo:text-align="left"/>
    </style:style>
    <style:style style:name="P82" style:family="paragraph">
      <style:paragraph-properties fo:line-height="100.00%" fo:text-align="left" fo:margin-left="72.00pt" fo:text-indent="0.00pt"/>
    </style:style>
    <style:style style:name="P83" style:family="paragraph">
      <style:paragraph-properties fo:line-height="100.00%" fo:text-align="left"/>
    </style:style>
    <style:style style:name="P84" style:family="paragraph">
      <style:paragraph-properties fo:line-height="100.00%" fo:text-align="left" fo:margin-left="36.00pt" fo:text-indent="0.00pt"/>
    </style:style>
    <style:style style:name="P85" style:family="paragraph">
      <style:paragraph-properties fo:line-height="100.00%" fo:text-align="left" fo:margin-left="72.00pt" fo:text-indent="0.00pt"/>
    </style:style>
    <style:style style:name="P86" style:family="paragraph">
      <style:paragraph-properties fo:line-height="100.00%" fo:text-align="left"/>
    </style:style>
    <style:style style:name="P87" style:family="paragraph">
      <style:paragraph-properties fo:line-height="100.00%" fo:text-align="left" fo:margin-left="72.00pt" fo:text-indent="0.00pt"/>
    </style:style>
    <style:style style:name="P88" style:family="paragraph">
      <style:paragraph-properties fo:line-height="100.00%" fo:text-align="left" fo:margin-left="36.00pt" fo:text-indent="0.00pt"/>
    </style:style>
    <style:style style:name="P89" style:family="paragraph">
      <style:paragraph-properties fo:line-height="100.00%" fo:text-align="left" fo:margin-left="72.00pt" fo:text-indent="0.00pt"/>
    </style:style>
    <style:style style:name="P90" style:family="paragraph">
      <style:paragraph-properties fo:line-height="100.00%" fo:text-align="left"/>
    </style:style>
    <style:style style:name="P91" style:family="paragraph">
      <style:paragraph-properties fo:line-height="100.00%" fo:text-align="left" fo:margin-left="72.00pt" fo:text-indent="0.00pt"/>
    </style:style>
    <style:style style:name="P92" style:family="paragraph">
      <style:paragraph-properties fo:line-height="100.00%" fo:text-align="left" fo:margin-left="108.00pt" fo:text-indent="0.00pt"/>
    </style:style>
    <style:style style:name="P93" style:family="paragraph">
      <style:paragraph-properties fo:line-height="100.00%" fo:text-align="left"/>
    </style:style>
    <style:style style:name="P94" style:family="paragraph">
      <style:paragraph-properties fo:line-height="100.00%" fo:text-align="left" fo:margin-left="72.00pt" fo:text-indent="0.00pt"/>
    </style:style>
    <style:style style:name="P95" style:family="paragraph">
      <style:paragraph-properties fo:line-height="100.00%" fo:text-align="left" fo:margin-left="36.00pt" fo:text-indent="0.00pt"/>
    </style:style>
    <style:style style:name="P96" style:family="paragraph">
      <style:paragraph-properties fo:line-height="100.00%" fo:text-align="left" fo:margin-left="72.00pt" fo:text-indent="0.00pt"/>
    </style:style>
    <style:style style:name="P97" style:family="paragraph">
      <style:paragraph-properties fo:line-height="100.00%" fo:text-align="left"/>
    </style:style>
    <style:style style:name="P98" style:family="paragraph">
      <style:paragraph-properties fo:line-height="100.00%" fo:text-align="left" fo:margin-left="72.00pt" fo:text-indent="0.00pt"/>
    </style:style>
    <style:style style:name="P99" style:family="paragraph">
      <style:paragraph-properties fo:line-height="100.00%" fo:text-align="left" fo:margin-left="36.00pt" fo:text-indent="0.00pt"/>
    </style:style>
    <style:style style:name="P100" style:family="paragraph">
      <style:paragraph-properties fo:line-height="100.00%" fo:text-align="left" fo:margin-left="72.00pt" fo:text-indent="0.00pt"/>
    </style:style>
    <style:style style:name="P101" style:family="paragraph">
      <style:paragraph-properties fo:line-height="100.00%" fo:text-align="left"/>
    </style:style>
    <style:style style:name="P102" style:family="paragraph">
      <style:paragraph-properties fo:line-height="100.00%" fo:text-align="left" fo:margin-left="72.00pt" fo:text-indent="0.00pt"/>
    </style:style>
    <style:style style:name="P103" style:family="paragraph">
      <style:paragraph-properties fo:line-height="100.00%" fo:text-align="left" fo:margin-left="36.00pt" fo:text-indent="0.00pt"/>
    </style:style>
    <style:style style:name="P104" style:family="paragraph">
      <style:paragraph-properties fo:line-height="100.00%" fo:text-align="left" fo:margin-left="72.00pt" fo:text-indent="0.00pt"/>
    </style:style>
    <style:style style:name="P105" style:family="paragraph">
      <style:paragraph-properties fo:line-height="100.00%" fo:text-align="left"/>
    </style:style>
    <style:style style:name="P106" style:family="paragraph">
      <style:paragraph-properties fo:line-height="100.00%" fo:text-align="left" fo:margin-left="0.00pt" fo:text-indent="36.00pt"/>
    </style:style>
    <style:style style:name="P107" style:family="paragraph">
      <style:paragraph-properties fo:line-height="100.00%" fo:text-align="left" fo:margin-left="72.00pt" fo:text-indent="0.00pt"/>
    </style:style>
    <style:style style:name="P108" style:family="paragraph">
      <style:paragraph-properties fo:line-height="100.00%" fo:text-align="left" fo:margin-left="36.00pt" fo:text-indent="0.00pt"/>
    </style:style>
    <style:style style:name="P109" style:family="paragraph">
      <style:paragraph-properties fo:line-height="100.00%" fo:text-align="left" fo:margin-left="72.00pt" fo:text-indent="0.00pt"/>
    </style:style>
    <style:style style:name="P110" style:family="paragraph">
      <style:paragraph-properties fo:line-height="100.00%" fo:text-align="left"/>
    </style:style>
    <style:style style:name="P111" style:family="paragraph">
      <style:paragraph-properties fo:line-height="100.00%" fo:text-align="left" fo:margin-left="72.00pt" fo:text-indent="0.00pt"/>
    </style:style>
    <style:style style:name="P112" style:family="paragraph">
      <style:paragraph-properties fo:line-height="100.00%" fo:text-align="left" fo:margin-left="36.00pt" fo:text-indent="0.00pt"/>
    </style:style>
    <style:style style:name="P113" style:family="paragraph">
      <style:paragraph-properties fo:line-height="100.00%" fo:text-align="left" fo:margin-left="72.00pt" fo:text-indent="0.00pt"/>
    </style:style>
    <style:style style:name="P114" style:family="paragraph">
      <style:paragraph-properties fo:line-height="100.00%" fo:text-align="left"/>
    </style:style>
    <style:style style:name="P115" style:family="paragraph">
      <style:paragraph-properties fo:line-height="100.00%" fo:text-align="left" fo:margin-left="72.00pt" fo:text-indent="0.00pt"/>
    </style:style>
    <style:style style:name="P116" style:family="paragraph">
      <style:paragraph-properties fo:line-height="100.00%" fo:text-align="left" fo:margin-left="36.00pt" fo:text-indent="0.00pt"/>
    </style:style>
    <style:style style:name="P117" style:family="paragraph">
      <style:paragraph-properties fo:line-height="100.00%" fo:text-align="left" fo:margin-left="72.00pt" fo:text-indent="0.00pt"/>
    </style:style>
    <style:style style:name="P118" style:family="paragraph">
      <style:paragraph-properties fo:line-height="100.00%" fo:text-align="left"/>
    </style:style>
    <style:style style:name="P119" style:family="paragraph">
      <style:paragraph-properties fo:line-height="100.00%" fo:text-align="left" fo:margin-left="72.00pt" fo:text-indent="0.00pt"/>
    </style:style>
    <style:style style:name="P120" style:family="paragraph">
      <style:paragraph-properties fo:line-height="100.00%" fo:text-align="left" fo:margin-left="36.00pt" fo:text-indent="0.00pt"/>
    </style:style>
    <style:style style:name="P121" style:family="paragraph">
      <style:paragraph-properties fo:line-height="100.00%" fo:text-align="left" fo:margin-left="72.00pt" fo:text-indent="0.00pt"/>
    </style:style>
    <style:style style:name="P122" style:family="paragraph">
      <style:paragraph-properties fo:line-height="100.00%" fo:text-align="left" fo:margin-left="36.00pt" fo:text-indent="0.00pt"/>
    </style:style>
    <style:style style:name="P123" style:family="paragraph">
      <style:paragraph-properties fo:line-height="100.00%" fo:text-align="left" fo:margin-left="72.00pt" fo:text-indent="0.00pt"/>
    </style:style>
    <style:style style:name="P124" style:family="paragraph">
      <style:paragraph-properties fo:line-height="100.00%" fo:text-align="left" fo:margin-left="216.00pt" fo:text-indent="0.00pt"/>
    </style:style>
    <style:style style:name="P125" style:family="paragraph">
      <style:paragraph-properties fo:line-height="100.00%" fo:text-align="left" fo:margin-left="144.00pt" fo:text-indent="0.00pt"/>
    </style:style>
    <style:style style:name="P126" style:family="paragraph">
      <style:paragraph-properties fo:line-height="100.00%" fo:text-align="left" fo:margin-left="72.00pt" fo:text-indent="0.00pt"/>
    </style:style>
    <style:style style:name="TableColumn0100" style:family="table-column">
      <style:table-column-properties style:column-width="3.250000in"/>
    </style:style>
    <style:style style:name="TableColumn0101" style:family="table-column">
      <style:table-column-properties style:column-width="3.250000in"/>
    </style:style>
    <style:style style:name="Table01" style:family="table">
      <style:table-properties style:width="6.500000in" fo:margin-left="0.000000in" style:writing-mode="lr" table:align="left" style:may-break-between-rows="true"/>
    </style:style>
    <style:style style:name="TableRow0100" style:family="table-row">
      <style:table-row-properties style:min-row-height="0.208333in"/>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min-row-height="0.208333in"/>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min-row-height="0.208333in"/>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min-row-height="0.208333in"/>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4" style:family="table-row">
      <style:table-row-properties style:min-row-height="0.208333in"/>
    </style:style>
    <style:style style:name="TableCell01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3.250000in"/>
    </style:style>
    <style:style style:name="TableColumn0201" style:family="table-column">
      <style:table-column-properties style:column-width="3.250000in"/>
    </style:style>
    <style:style style:name="Table02" style:family="table">
      <style:table-properties style:width="6.500000in" fo:margin-left="0.000000in" style:writing-mode="lr" table:align="left" style:may-break-between-rows="true"/>
    </style:style>
    <style:style style:name="TableRow0200" style:family="table-row">
      <style:table-row-properties style:min-row-height="0.208333in"/>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min-row-height="0.208333in"/>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2" style:family="table-row">
      <style:table-row-properties style:min-row-height="0.208333in"/>
    </style:style>
    <style:style style:name="TableCell02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3" style:family="table-row">
      <style:table-row-properties style:min-row-height="0.208333in"/>
    </style:style>
    <style:style style:name="TableCell02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4" style:family="table-row">
      <style:table-row-properties style:min-row-height="0.208333in"/>
    </style:style>
    <style:style style:name="TableCell02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Functions &amp; OOPs</text:span></text:p>
      <text:p text:style-name="P2"><text:span text:style-name="T2">1. Explain the importance of Functions.</text:span></text:p>
      <text:p text:style-name="P3"><text:span text:style-name="T2">ANS:</text:span></text:p>
      <text:p text:style-name="P4"><text:span text:style-name="T3">Functions are essential in programming because they allow<text:s text:c="2"/>to:</text:span></text:p>
      <text:p text:style-name="P5"><text:span text:style-name="T4">Modularity:<text:s/></text:span><text:span text:style-name="T5">Break down complex tasks into smaller, manageable parts.</text:span></text:p>
      <text:p text:style-name="P5"><text:span text:style-name="T6">Reusability:</text:span><text:span text:style-name="T7"><text:s/>Write code once and reuse it multiple times, reducing redundancy.</text:span></text:p>
      <text:p text:style-name="P5"><text:span text:style-name="T8">Organization:<text:s/></text:span><text:span text:style-name="T9">Keep code organized and improve readability.</text:span></text:p>
      <text:p text:style-name="P5"><text:span text:style-name="T10">Abstraction:<text:s/></text:span><text:span text:style-name="T11">Hide the implementation details, making code easier to understand and maintain.</text:span></text:p>
      <text:p text:style-name="P5"><text:span text:style-name="T12">Debugging:</text:span><text:span text:style-name="T13"><text:s/>Isolate and test specific parts of the code independently</text:span></text:p>
      <text:p text:style-name="P6"><text:span text:style-name="T13"/></text:p>
      <text:p text:style-name="P7"><text:span text:style-name="T14">3.</text:span><text:span text:style-name="T15"><text:s/>What is the difference between print and return statements?</text:span></text:p>
      <text:p text:style-name="P7"><text:span text:style-name="T16">Ans:</text:span></text:p>
      <table:table table:style-name="Table01">
        <table:table-column table:style-name="TableColumn0100"/>
        <table:table-column table:style-name="TableColumn0101"/>
        <table:table-row table:style-name="TableRow0100">
          <table:table-cell table:style-name="TableCell010000">
            <text:p text:style-name="P9"><text:span text:style-name="T18"><text:s text:c="38"/></text:span><text:span text:style-name="T19">PRINT</text:span><text:span text:style-name="T20"/></text:p>
          </table:table-cell>
          <table:table-cell table:style-name="TableCell010001">
            <text:p text:style-name="P9"><text:span text:style-name="T21"><text:s text:c="32"/>RETURN</text:span><text:span text:style-name="T22"/></text:p>
          </table:table-cell>
        </table:table-row>
        <table:table-row table:style-name="TableRow0101">
          <table:table-cell table:style-name="TableCell010100">
            <text:p text:style-name="P12"><text:span text:style-name="T23">Displays output to the console.</text:span><text:span text:style-name="T24"/></text:p>
          </table:table-cell>
          <table:table-cell table:style-name="TableCell010101">
            <text:p text:style-name="P12"><text:span text:style-name="T25">Sends a value back from a function.</text:span><text:span text:style-name="T26"/></text:p>
          </table:table-cell>
        </table:table-row>
        <table:table-row table:style-name="TableRow0102">
          <table:table-cell table:style-name="TableCell010200">
            <text:p text:style-name="P14"><text:span text:style-name="T27">Does not produce a value; only displays text.</text:span><text:span text:style-name="T28"/></text:p>
          </table:table-cell>
          <table:table-cell table:style-name="TableCell010201">
            <text:p text:style-name="P14"><text:span text:style-name="T29">Produces a value that can be used elsewhere.</text:span><text:span text:style-name="T30"/></text:p>
          </table:table-cell>
        </table:table-row>
        <table:table-row table:style-name="TableRow0103">
          <table:table-cell table:style-name="TableCell010300">
            <text:p text:style-name="P16"><text:span text:style-name="T31">Used for debugging or showing information.</text:span><text:span text:style-name="T32"/></text:p>
          </table:table-cell>
          <table:table-cell table:style-name="TableCell010301">
            <text:p text:style-name="P16"><text:span text:style-name="T33">Used to pass results to other parts of the code.</text:span><text:span text:style-name="T34"/></text:p>
          </table:table-cell>
        </table:table-row>
        <table:table-row table:style-name="TableRow0104">
          <table:table-cell table:style-name="TableCell010400">
            <text:p text:style-name="P18"><text:span text:style-name="T35">Does not end the function execution.</text:span><text:span text:style-name="T36"/></text:p>
          </table:table-cell>
          <table:table-cell table:style-name="TableCell010401">
            <text:p text:style-name="P18"><text:span text:style-name="T37">Ends the function execution immediately.</text:span><text:span text:style-name="T38"/></text:p>
          </table:table-cell>
        </table:table-row>
      </table:table>
      <text:p text:style-name="P20"><text:span text:style-name="T39"/></text:p>
      <text:p text:style-name="P20"><text:span text:style-name="T39">4.</text:span><text:span text:style-name="T40"><text:s/>What are</text:span><text:span text:style-name="T41"><text:s/>*args *<text:s/></text:span><text:span text:style-name="T42">and<text:s/></text:span><text:span text:style-name="T43">*kwargs*</text:span><text:span text:style-name="T44">?</text:span></text:p>
      <text:p text:style-name="P20"><text:span text:style-name="T45">Ans:</text:span></text:p>
      <text:p text:style-name="P20"><text:span text:style-name="T46">Args:</text:span><text:span text:style-name="T47"/></text:p>
      <text:p text:style-name="P21"><text:span text:style-name="T47">Allows a function to accept any number of positional arguments. It packs the arguments into a tuple.</text:span></text:p>
      <text:p text:style-name="P21"><text:span text:style-name="T47"/></text:p>
      <text:p text:style-name="P21"><text:span text:style-name="T47">Collects extra positional arguments passed to the function.</text:span></text:p>
      <text:p text:style-name="P21"><text:span text:style-name="T47"/></text:p>
      <text:p text:style-name="P21"><text:span text:style-name="T48">Kwargs:</text:span></text:p>
      <text:p text:style-name="P21"><text:span text:style-name="T49">Allows a function to accept any number of keyword arguments. It packs the arguments into a dictionary.</text:span></text:p>
      <text:p text:style-name="P21"><text:span text:style-name="T49"/></text:p>
      <text:p text:style-name="P21"><text:span text:style-name="T49">Collects extra keyword arguments passed to the function.</text:span></text:p>
      <text:p text:style-name="P21"><text:span text:style-name="T49"/></text:p>
      <text:p text:style-name="P22"><text:span text:style-name="T50">5.Explain the iterator function.</text:span></text:p>
      <text:p text:style-name="P23"><text:span text:style-name="T51">Ans:</text:span></text:p>
      <text:p text:style-name="P24"><text:span text:style-name="T51">An iterator in Python is an object that allows you to traverse through all the elements of a collection<text:s text:c="2"/>one at a time. It is implemented using the following methods:</text:span></text:p>
      <text:p text:style-name="P24"><text:span text:style-name="T51">1.</text:span><text:span text:style-name="T52">__iter__():<text:s/></text:span><text:span text:style-name="T53">This method initializes the iterator. It returns the iterator object itself and is implicitly called when an iterator is used in a loop.</text:span></text:p>
      <text:p text:style-name="P24"><text:span text:style-name="T53">2.</text:span><text:span text:style-name="T54">__next__():</text:span><text:span text:style-name="T55"><text:s/>This method retrieves the next item from the collection. When there are no more items to return, it raises the Stop Iteration exception, signaling that the iteration is complete.</text:span></text:p>
      <text:p text:style-name="P25"><text:span text:style-name="T55"/></text:p>
      <text:p text:style-name="P25"><text:span text:style-name="T55"/></text:p>
      <text:p text:style-name="P26"><text:span text:style-name="T56">KEY POINTS:</text:span></text:p>
      <text:p text:style-name="P27"><text:span text:style-name="T57"/></text:p>
      <text:p text:style-name="P28"><text:span text:style-name="T57">1.Iterators allow you to process items one at a time, making them useful for handling large data sets.</text:span></text:p>
      <text:p text:style-name="P28"><text:span text:style-name="T57">2.They are commonly used in loops, such as for loops, to traverse through data.</text:span></text:p>
      <text:p text:style-name="P28"><text:span text:style-name="T57"/></text:p>
      <text:p text:style-name="P28"><text:span text:style-name="T57"/></text:p>
      <text:p text:style-name="P29"><text:span text:style-name="T57">27. What is encapsulation in OOP ?</text:span></text:p>
      <text:p text:style-name="P30"><text:span text:style-name="T57">Ans:</text:span></text:p>
      <text:p text:style-name="P31"><text:span text:style-name="T57">Encapsulation is one of the fundamental principles of OOP. It involves bundling the data (attributes) and methods (functions) that operate on the data into a single unit or class. It also restricts direct access to some of the object's components, which is a way of preventing accidental interference and misuse of the data.</text:span></text:p>
      <text:p text:style-name="P32"><text:span text:style-name="T57">Three Types of Encapsulation -&gt;</text:span></text:p>
      <text:p text:style-name="P32"><text:span text:style-name="T57">1.Public</text:span></text:p>
      <text:p text:style-name="P32"><text:span text:style-name="T57">2.Private</text:span></text:p>
      <text:p text:style-name="P32"><text:span text:style-name="T57">3.Protected</text:span></text:p>
      <text:p text:style-name="P33"><text:span text:style-name="T57">28. Explain the use of access modifiers in Python classes.</text:span></text:p>
      <text:p text:style-name="P33"><text:span text:style-name="T57">Ans:</text:span></text:p>
      <text:p text:style-name="P33"><text:span text:style-name="T58">Public (‘No Modifier’):</text:span><text:span text:style-name="T59"/></text:p>
      <text:p text:style-name="P34"><text:span text:style-name="T59">By default, all class members are public, meaning they can be accessed from anywhere, both inside and outside the class.</text:span></text:p>
      <text:p text:style-name="P34"><text:span text:style-name="T59"/></text:p>
      <text:p text:style-name="P35"><text:span text:style-name="T59">Public members are meant to be accessible to everyone.</text:span></text:p>
      <text:p text:style-name="P36"><text:span text:style-name="T60">Protected (‘_’):</text:span><text:span text:style-name="T61"/></text:p>
      <text:p text:style-name="P37"><text:span text:style-name="T61">Protected members are intended to be accessible only within the class and its subclasses. However, they are still technically accessible outside the class, as Python doesn't enforce strict access restrictions.</text:span><text:span text:style-name="T62"/></text:p>
      <text:p text:style-name="P37"><text:span text:style-name="T63"/></text:p>
      <text:p text:style-name="P37"><text:span text:style-name="T63">Protected members are typically used in a situation where you want to allow access in derived classes but discourage access outside the class hierarchy.</text:span></text:p>
      <text:p text:style-name="P38"><text:span text:style-name="T64">Private (__):</text:span></text:p>
      <text:p text:style-name="P39"><text:span text:style-name="T65">Private members are intended to be inaccessible from outside the class. They can only be accessed within the class itself. Python achieves this by name mangling, which changes the member's name internally.</text:span><text:span text:style-name="T66"/></text:p>
      <text:p text:style-name="P39"><text:span text:style-name="T67"/></text:p>
      <text:p text:style-name="P39"><text:span text:style-name="T67">Private members are used when you want to restrict access completely to prevent external interference.</text:span></text:p>
      <text:p text:style-name="P40"><text:span text:style-name="T67">29. What is inheritance in OOPs?</text:span></text:p>
      <text:p text:style-name="P40"><text:span text:style-name="T67">Ans:</text:span></text:p>
      <text:p text:style-name="P40"><text:span text:style-name="T67">Inheritance refers to process of child class receiving the properties of Parent<text:s text:c="38"/><text:tab/><text:tab/><text:s text:c="6"/>Class.</text:span></text:p>
      <text:p text:style-name="P41"><text:span text:style-name="T68">Code Reusability:<text:s/></text:span><text:span text:style-name="T69">By inheriting from a base class, a derived class can reuse the code of the base class without having to rewrite it.</text:span></text:p>
      <text:p text:style-name="P41"><text:span text:style-name="T70">Hierarchical Class Structure:<text:s/></text:span><text:span text:style-name="T71">Inheritance creates a natural hierarchy among classes, making the codebase more organized.</text:span></text:p>
      <text:p text:style-name="P41"><text:span text:style-name="T72">Overriding:<text:s/></text:span><text:span text:style-name="T73">A subclass can modify or extend the functionality of methods inherited from the superclass by overriding them.</text:span></text:p>
      <text:p text:style-name="P41"><text:span text:style-name="T74">Extensibility:<text:s/></text:span><text:span text:style-name="T75">New functionality can be added to a subclass without altering the existing code in the base class.</text:span></text:p>
      <text:p text:style-name="P42"><text:span text:style-name="T75">30. Define polymorphisms in OOPs?</text:span></text:p>
      <text:p text:style-name="P42"><text:span text:style-name="T75">Ans:</text:span></text:p>
      <text:p text:style-name="P43"><text:span text:style-name="T75">Polymorphism is a core concept in Object-Oriented Programming that allows objects of different classes to be treated as objects of a common superclass. The word "polymorphism" comes from the Greek words "poly" (meaning many) and "morph" (meaning forms), signifying that polymorphism allows for one interface to be used for different underlying forms (data types).</text:span></text:p>
      <text:p text:style-name="P43"><text:span text:style-name="T75"/></text:p>
      <text:p text:style-name="P43"><text:span text:style-name="T76">Method Overriding:<text:s/></text:span><text:span text:style-name="T77">Polymorphism allows a subclass to provide a specific implementation of a method that is already defined in its superclass. The subclass method overrides the superclass method.</text:span></text:p>
      <text:p text:style-name="P43"><text:span text:style-name="T78">Method Overloading (Not directly supported in Python):<text:s/></text:span><text:span text:style-name="T79">Polymorphism also allows the same method to perform different tasks depending on the type or number of arguments. (In Python, method overloading is achieved using default arguments or variable-length arguments like *args).</text:span></text:p>
      <text:p text:style-name="P44"><text:span text:style-name="T79">31. Explain method Overriding in Python?</text:span></text:p>
      <text:p text:style-name="P44"><text:span text:style-name="T79">Ans:</text:span></text:p>
      <text:p text:style-name="P45"><text:span text:style-name="T79">Method overriding is an important feature in Object-Oriented Programming (OOP) that allows a subclass to provide a specific implementation of a method that is already defined in its superclass. When a method in a subclass has the same name, return type, and parameters as a method in its superclass, the method in the subclass overrides the one in the superclass.</text:span></text:p>
      <text:p text:style-name="P45"><text:span text:style-name="T79"/></text:p>
      <text:p text:style-name="P45"><text:span text:style-name="T80">purpose:</text:span><text:span text:style-name="T81"><text:s/>Method overriding allows a subclass to provide a custom implementation of a method that is specific to the subclass while keeping the same method signature.</text:span></text:p>
      <text:p text:style-name="P45"><text:span text:style-name="T82">Polymorphism:<text:s/></text:span><text:span text:style-name="T83">It supports polymorphism, allowing objects of different classes to be treated through the same interface (the overridden method).</text:span></text:p>
      <text:p text:style-name="P45"><text:span text:style-name="T84">Super() Function:<text:s/></text:span><text:span text:style-name="T85">The “ super()” function can be used within the overriding method to call the original method from the superclass.</text:span></text:p>
      <text:p text:style-name="P46"><text:span text:style-name="T85">37. What is abstraction in Python? How is it implemented?</text:span></text:p>
      <text:p text:style-name="P46"><text:span text:style-name="T85">Ans:</text:span></text:p>
      <text:p text:style-name="P47"><text:span text:style-name="T85">Abstraction is a concept in object-oriented programming that focuses on hiding the internal implementation details of a class and exposing only the necessary parts to the user. This allows users to interact with objects without needing to understand the complexities behind their operation.</text:span></text:p>
      <text:p text:style-name="P47"><text:span text:style-name="T85">How It's Implemented</text:span></text:p>
      <text:p text:style-name="P47"><text:span text:style-name="T85">In Python, abstraction is achieved using:</text:span></text:p>
      <text:p text:style-name="P47"><text:span text:style-name="T86">Abstract Classes:<text:s/></text:span><text:span text:style-name="T87">Defined using the abc module.</text:span></text:p>
      <text:p text:style-name="P47"><text:span text:style-name="T88">Abstract Methods:<text:s/></text:span><text:span text:style-name="T89">Methods declared in an abstract class using the @abstractmethod decorator that must be implemented in any subclass.</text:span></text:p>
      <text:p text:style-name="P48"><text:span text:style-name="T89">38. Explain the importance of abstraction in object-oriented programming.</text:span></text:p>
      <text:p text:style-name="P48"><text:span text:style-name="T89">Ans:</text:span></text:p>
      <text:p text:style-name="P48"><text:span text:style-name="T89"/></text:p>
      <text:p text:style-name="P49"><text:span text:style-name="T90">Importance of Abstraction in Object-Oriented Programming:</text:span></text:p>
      <text:p text:style-name="P49"><text:span text:style-name="T90">Simplification:</text:span><text:span text:style-name="T91"><text:s/>Abstraction reduces complexity by hiding unnecessary details and exposing only essential features, making the system easier to understand and use.</text:span></text:p>
      <text:p text:style-name="P49"><text:span text:style-name="T92">Encapsulation:</text:span><text:span text:style-name="T93"><text:s/>It promotes encapsulation by keeping the internal workings of objects hidden, ensuring that data and methods are protected from unintended interference.</text:span></text:p>
      <text:p text:style-name="P49"><text:span text:style-name="T94">Code Reusability:</text:span><text:span text:style-name="T95"><text:s/>Abstract classes and methods allow for the creation of reusable and extendable code, enabling developers to build on existing frameworks.</text:span></text:p>
      <text:p text:style-name="P49"><text:span text:style-name="T96">Maintenance:</text:span><text:span text:style-name="T97"><text:s/>By separating implementation details from the user interface, abstraction makes it easier to update or modify code without affecting other parts of the system.</text:span></text:p>
      <text:p text:style-name="P50"><text:span text:style-name="T97">39. How are abstract methods different from regular methods in Python?</text:span></text:p>
      <text:p text:style-name="P50"><text:span text:style-name="T97">Ans:</text:span></text:p>
      <text:p text:style-name="P50"><text:span text:style-name="T97"/></text:p>
      <table:table table:style-name="Table02">
        <table:table-column table:style-name="TableColumn0200"/>
        <table:table-column table:style-name="TableColumn0201"/>
        <table:table-row table:style-name="TableRow0200">
          <table:table-cell table:style-name="TableCell020000">
            <text:p text:style-name="P52"><text:span text:style-name="T99">Abstract Method</text:span><text:span text:style-name="T100"/></text:p>
          </table:table-cell>
          <table:table-cell table:style-name="TableCell020001">
            <text:p text:style-name="P52"><text:span text:style-name="T101">Regular Methods</text:span><text:span text:style-name="T102"/></text:p>
          </table:table-cell>
        </table:table-row>
        <table:table-row table:style-name="TableRow0201">
          <table:table-cell table:style-name="TableCell020100">
            <text:p text:style-name="P55"><text:span text:style-name="T103">Declared using the<text:s/></text:span><text:span text:style-name="T104">@abstractmethod</text:span><text:span text:style-name="T105"><text:s/>decorator within an abstract class.</text:span></text:p>
            <text:p text:style-name="P55"><text:span text:style-name="T106"/></text:p>
          </table:table-cell>
          <table:table-cell table:style-name="TableCell020101">
            <text:p text:style-name="P55"><text:span text:style-name="T107">Defined normally within any class</text:span></text:p>
            <text:p text:style-name="P55"><text:span text:style-name="T108"/></text:p>
          </table:table-cell>
        </table:table-row>
        <table:table-row table:style-name="TableRow0202">
          <table:table-cell table:style-name="TableCell020200">
            <text:p text:style-name="P57"><text:span text:style-name="T109">No implementation provided in the abstract class; must be implemented in a subclass.</text:span><text:span text:style-name="T110"/></text:p>
          </table:table-cell>
          <table:table-cell table:style-name="TableCell020201">
            <text:p text:style-name="P57"><text:span text:style-name="T111">Contains a complete implementation within the class.</text:span><text:span text:style-name="T112"/></text:p>
          </table:table-cell>
        </table:table-row>
        <table:table-row table:style-name="TableRow0203">
          <table:table-cell table:style-name="TableCell020300">
            <text:p text:style-name="P59"><text:span text:style-name="T113">Classes containing abstract methods cannot be instantiated directly.</text:span><text:span text:style-name="T114"/></text:p>
          </table:table-cell>
          <table:table-cell table:style-name="TableCell020301">
            <text:p text:style-name="P59"><text:span text:style-name="T115">Classes with only regular methods can be instantiated.</text:span><text:span text:style-name="T116"/></text:p>
          </table:table-cell>
        </table:table-row>
        <table:table-row table:style-name="TableRow0204">
          <table:table-cell table:style-name="TableCell020400">
            <text:p text:style-name="P61"><text:span text:style-name="T117">Used to enforce certain methods to be implemented in derived classes.</text:span><text:span text:style-name="T118"/></text:p>
          </table:table-cell>
          <table:table-cell table:style-name="TableCell020401">
            <text:p text:style-name="P61"><text:span text:style-name="T119">Provides functionality that can be directly used by instances of the class.</text:span><text:span text:style-name="T120"/></text:p>
          </table:table-cell>
        </table:table-row>
      </table:table>
      <text:p text:style-name="P63"><text:span text:style-name="T121"/></text:p>
      <text:p text:style-name="P63"><text:span text:style-name="T121">40. How can you achieve abstraction using interfaces in Python?</text:span></text:p>
      <text:p text:style-name="P63"><text:span text:style-name="T121">Ans:</text:span></text:p>
      <text:p text:style-name="P63"><text:span text:style-name="T121">Achieving Abstraction Using Interfaces in Python</text:span></text:p>
      <text:p text:style-name="P64"><text:span text:style-name="T121">While Python doesn't have a built-in concept of "interfaces" like some other languages, you can achieve a similar effect using abstract classes with abstract methods.</text:span></text:p>
      <text:p text:style-name="P64"><text:span text:style-name="T122">Steps to Achieve Abstraction with Interfaces:</text:span></text:p>
      <text:p text:style-name="P64"><text:span text:style-name="T122">Create an Abstract Class:</text:span><text:span text:style-name="T123"><text:s/>Use the abc module to define an abstract class that acts as an interface.</text:span></text:p>
      <text:p text:style-name="P64"><text:span text:style-name="T124">Define Abstract Methods:</text:span><text:span text:style-name="T125"><text:s/>Within this abstract class, define methods using the @abstractmethod decorator. These methods act as the interface that subclasses must implement.</text:span></text:p>
      <text:p text:style-name="P64"><text:span text:style-name="T126">Implement the Interface in Subclasses:</text:span><text:span text:style-name="T127"><text:s/>Any subclass that inherits from this abstract class must implement all the abstract methods, ensuring they adhere to the "interface.</text:span></text:p>
      <text:p text:style-name="P65"><text:span text:style-name="T127">42. How does Python achieve polymorphism through method overriding?</text:span></text:p>
      <text:p text:style-name="P66"><text:span text:style-name="T127">Ans:</text:span></text:p>
      <text:p text:style-name="P67"><text:span text:style-name="T128">Polymorphism Through Method Overriding in Python:</text:span><text:span text:style-name="T129"/></text:p>
      <text:p text:style-name="P68"><text:span text:style-name="T129">Polymorphism in Python allows objects of different classes to be treated as objects of a common superclass. It enables the same method to behave differently based on the object that calls it.</text:span></text:p>
      <text:p text:style-name="P68"><text:span text:style-name="T130">Method Overriding</text:span></text:p>
      <text:p text:style-name="P68"><text:span text:style-name="T131">Method Overriding occurs when a subclass provides a specific implementation of a method that is already defined in its superclass.</text:span></text:p>
      <text:p text:style-name="P68"><text:span text:style-name="T131">The overridden method in the subclass has the same name, return type, and parameters as the method in the superclass.</text:span></text:p>
      <text:p text:style-name="P68"><text:span text:style-name="T132">How It Works</text:span></text:p>
      <text:p text:style-name="P68"><text:span text:style-name="T133">When an overridden method is called on an object, Python determines which method to invoke based on the object's class, allowing for polymorphic behavior.</text:span></text:p>
      <text:p text:style-name="P69"><text:span text:style-name="T133">45. How does polymorphism improve code readability and reusability.</text:span></text:p>
      <text:p text:style-name="P70"><text:span text:style-name="T133">Ans:</text:span></text:p>
      <text:p text:style-name="P70"><text:span text:style-name="T133">How Polymorphism Improves Code Readability and Reusability</text:span></text:p>
      <text:p text:style-name="P71"><text:span text:style-name="T134">1. Uniform Interface</text:span></text:p>
      <text:p text:style-name="P71"><text:span text:style-name="T135">Readability: Polymorphism allows different classes to share the same method name, providing a uniform interface for interacting with different objects. This makes the code easier to read and understand because the same operation can be performed on different types of objects without needing to know the specific class of the object.</text:span></text:p>
      <text:p text:style-name="P71"><text:span text:style-name="T136">2. Code Reusability</text:span></text:p>
      <text:p text:style-name="P71"><text:span text:style-name="T137">Reusability: By allowing methods to be overridden in subclasses, polymorphism enables the reuse of code. The base class can define generic methods, and subclasses can provide specific implementations, reducing code duplication.</text:span></text:p>
      <text:p text:style-name="P71"><text:span text:style-name="T137">3. Reduced Conditional Logic</text:span></text:p>
      <text:p text:style-name="P71"><text:span text:style-name="T137">Readability: Polymorphism eliminates the need for complex conditional statements (like if-else or switch-case) to determine the type of an object and then perform an action based on that type. This leads to cleaner, more readable code.</text:span></text:p>
      <text:p text:style-name="P71"><text:span text:style-name="T138">4. Easier Maintenance</text:span></text:p>
      <text:p text:style-name="P71"><text:span text:style-name="T139">Reusability: When new subclasses are added, you don't need to modify existing code to accommodate new types. The new subclass just needs to override the relevant methods, and it will automatically fit into the existing code structure.</text:span></text:p>
      <text:p text:style-name="P72"><text:span text:style-name="T139"/></text:p>
      <text:p text:style-name="P72"><text:span text:style-name="T139"/></text:p>
      <text:p text:style-name="P73"><text:span text:style-name="T139">46. Describe how Python supports polymorphism with duck typing.</text:span></text:p>
      <text:p text:style-name="P73"><text:span text:style-name="T139">Ans:</text:span></text:p>
      <text:p text:style-name="P73"><text:span text:style-name="T140">Polymorphism with Duck Typing in Python</text:span></text:p>
      <text:p text:style-name="P74"><text:span text:style-name="T141">Duck Typing is a concept in Python that allows polymorphism based on an object's behavior rather than its explicit inheritance from a particular class. The idea is captured by the phrase, "If it looks like a duck, swims like a duck, and quacks like a duck, then it probably is a duck."</text:span></text:p>
      <text:p text:style-name="P74"><text:span text:style-name="T142">How Python Supports Polymorphism with Duck Typing</text:span></text:p>
      <text:p text:style-name="P74"><text:span text:style-name="T143">Method Compatibility: In Python, you don't need to enforce that an object belongs to a specific class to use its methods. As long as the object implements the required method, it can be used interchangeably with other objects.</text:span></text:p>
      <text:p text:style-name="P75"><text:span text:style-name="T144">Example:</text:span><text:span text:style-name="T145"/></text:p>
      <text:p text:style-name="P75"><text:span text:style-name="T145">class Dog:</text:span></text:p>
      <text:p text:style-name="P76"><text:span text:style-name="T145"><text:s text:c="4"/>def sound(self):</text:span></text:p>
      <text:p text:style-name="P76"><text:span text:style-name="T145"><text:s text:c="8"/>return "Bark"</text:span></text:p>
      <text:p text:style-name="P76"><text:span text:style-name="T145"><text:s/></text:span></text:p>
      <text:p text:style-name="P76"><text:span text:style-name="T145">class Cat:</text:span></text:p>
      <text:p text:style-name="P76"><text:span text:style-name="T145"><text:s text:c="4"/>def sound(self):</text:span></text:p>
      <text:p text:style-name="P76"><text:span text:style-name="T145"><text:s text:c="8"/>return "Meow"</text:span></text:p>
      <text:p text:style-name="P76"><text:span text:style-name="T145"><text:s/></text:span></text:p>
      <text:p text:style-name="P76"><text:span text:style-name="T145">class Car:</text:span></text:p>
      <text:p text:style-name="P76"><text:span text:style-name="T145"><text:s text:c="4"/>def sound(self):</text:span></text:p>
      <text:p text:style-name="P76"><text:span text:style-name="T145"><text:s text:c="8"/>return "Vroom"</text:span></text:p>
      <text:p text:style-name="P76"><text:span text:style-name="T145"><text:s/></text:span></text:p>
      <text:p text:style-name="P76"><text:span text:style-name="T145"># Function demonstrating duck typing</text:span></text:p>
      <text:p text:style-name="P76"><text:span text:style-name="T145">def make_sound(entity):</text:span></text:p>
      <text:p text:style-name="P76"><text:span text:style-name="T145"><text:s text:c="4"/>return entity.sound()</text:span></text:p>
      <text:p text:style-name="P76"><text:span text:style-name="T145"><text:s/></text:span></text:p>
      <text:p text:style-name="P76"><text:span text:style-name="T145"># Polymorphic behavior without inheritance</text:span></text:p>
      <text:p text:style-name="P76"><text:span text:style-name="T145">animals_and_objects = [Dog(), Cat(), Car()]</text:span></text:p>
      <text:p text:style-name="P76"><text:span text:style-name="T145"><text:s/></text:span></text:p>
      <text:p text:style-name="P76"><text:span text:style-name="T145">for entity in animals_and_objects:</text:span></text:p>
      <text:p text:style-name="P76"><text:span text:style-name="T145"><text:s text:c="4"/>print(make_sound(entity))</text:span></text:p>
      <text:p text:style-name="P77"><text:span text:style-name="T145">47. How do you achieve encapsulation in Python?</text:span></text:p>
      <text:p text:style-name="P77"><text:span text:style-name="T145">Ans:</text:span></text:p>
      <text:p text:style-name="P77"><text:span text:style-name="T146">Achieving Encapsulation in Python</text:span><text:span text:style-name="T147"/></text:p>
      <text:p text:style-name="P78"><text:span text:style-name="T147">Encapsulation is the concept of bundling data (attributes) and methods (functions) that operate on the data within a single unit, or class, while restricting access to some of the object's components to protect the internal state of the object.</text:span></text:p>
      <text:p text:style-name="P78"><text:span text:style-name="T148">How Encapsulation is Achieved</text:span></text:p>
      <text:p text:style-name="P78"><text:span text:style-name="T148">Private Attributes and Methods:</text:span></text:p>
      <text:p text:style-name="P78"><text:span text:style-name="T149">Use underscore prefixes to indicate that an attribute or method is intended to be private.</text:span></text:p>
      <text:p text:style-name="P78"><text:span text:style-name="T150">Single underscore (_):</text:span><text:span text:style-name="T151"><text:s/>This is a convention to suggest that an attribute or method is intended to be private, but it's still accessible.</text:span></text:p>
      <text:p text:style-name="P78"><text:span text:style-name="T152">Double underscore (__):<text:s/></text:span><text:span text:style-name="T153">This makes the attribute or method name "name-mangled," meaning it's harder to access from outside the class (e.g., __name becomes _ClassName__name).</text:span></text:p>
      <text:p text:style-name="P78"><text:span text:style-name="T154">Getter and Setter Methods:</text:span></text:p>
      <text:p text:style-name="P78"><text:span text:style-name="T155">Use getter and setter methods to control access to private attributes, allowing for validation or other logic when getting or setting values.</text:span></text:p>
      <text:p text:style-name="P79"><text:span text:style-name="T155">48. Can encapsulation be bypassed in Python? If so, how?</text:span></text:p>
      <text:p text:style-name="P79"><text:span text:style-name="T155">Ans:</text:span></text:p>
      <text:p text:style-name="P80"><text:span text:style-name="T155">Yes, encapsulation in Python can be bypassed due to the language's flexible nature, though it's generally discouraged.</text:span></text:p>
      <text:p text:style-name="P80"><text:span text:style-name="T155"/></text:p>
      <text:p text:style-name="P80"><text:span text:style-name="T156">How Encapsulation Can Be Bypassed</text:span></text:p>
      <text:p text:style-name="P80"><text:span text:style-name="T156">1.Accessing "Private" Attributes:</text:span></text:p>
      <text:p text:style-name="P80"><text:span text:style-name="T157">Even though attributes prefixed with double underscores (e.g., __balance) are name-mangled to prevent direct access, you can still access them using the mangled name.</text:span></text:p>
      <text:p text:style-name="P80"><text:span text:style-name="T157"/></text:p>
      <text:p text:style-name="P80"><text:span text:style-name="T158">2.Using Single Underscore Attributes:</text:span></text:p>
      <text:p text:style-name="P80"><text:span text:style-name="T159">Attributes with a single underscore (e.g., _balance) are a convention to indicate they are private, but they are not enforced. They can be accessed directly without any special handling.</text:span></text:p>
      <text:p text:style-name="P81"><text:span text:style-name="T159">51. Why is encapsulation considered a pillar of object-oriented programming (OOP)?</text:span></text:p>
      <text:p text:style-name="P81"><text:span text:style-name="T159">Ans:</text:span></text:p>
      <text:p text:style-name="P82"><text:span text:style-name="T159">Encapsulation is considered a pillar of object-oriented programming (OOP) because it:</text:span></text:p>
      <text:p text:style-name="P82"><text:span text:style-name="T160">Protects Data:</text:span><text:span text:style-name="T161"><text:s/>Encapsulation hides the internal state of objects and protects data from unintended or harmful modifications by providing controlled access through methods.</text:span></text:p>
      <text:p text:style-name="P82"><text:span text:style-name="T162">Improves Modularity:<text:s/></text:span><text:span text:style-name="T163">By bundling data and methods that operate on that data within a class, encapsulation promotes modularity. Each class manages its own data, making it easier to understand and maintain.</text:span></text:p>
      <text:p text:style-name="P82"><text:span text:style-name="T164">Enhances Flexibility:</text:span><text:span text:style-name="T165"><text:s/>It allows changes to the internal implementation of a class without affecting other parts of the program, as long as the public interface (methods) remains consistent.</text:span></text:p>
      <text:p text:style-name="P82"><text:span text:style-name="T166">Promotes Code Reusability:</text:span><text:span text:style-name="T167"><text:s/>Encapsulation allows for the creation of well-defined interfaces that can be reused across different parts of the application or in different projects.</text:span></text:p>
      <text:p text:style-name="P82"><text:span text:style-name="T168">Facilitates Maintenance:</text:span><text:span text:style-name="T169"><text:s/>By keeping data and behavior encapsulated within objects, changes to the implementation of a class are localized, making it easier to update and maintain the code.</text:span></text:p>
      <text:p text:style-name="P83"><text:span text:style-name="T169">62. What is the purpose of the __str__() method in Python classes? Provide an example.</text:span></text:p>
      <text:p text:style-name="P83"><text:span text:style-name="T169">Ans:</text:span></text:p>
      <text:p text:style-name="P84"><text:span text:style-name="T169">The __str__() method in Python is a special method that defines the "informal" or "user-friendly" string representation of an object. It is called by the str() function and by functions like print() to provide a readable and human-friendly description of the object.</text:span></text:p>
      <text:p text:style-name="P84"><text:span text:style-name="T169"/></text:p>
      <text:p text:style-name="P84"><text:span text:style-name="T169">Example:</text:span></text:p>
      <text:p text:style-name="P84"><text:span text:style-name="T169"/></text:p>
      <text:p text:style-name="P85"><text:span text:style-name="T169">class Person:</text:span></text:p>
      <text:p text:style-name="P85"><text:span text:style-name="T169"><text:s text:c="4"/>def __init__(self, name, age):</text:span></text:p>
      <text:p text:style-name="P85"><text:span text:style-name="T169"><text:s text:c="8"/>self.name = name</text:span></text:p>
      <text:p text:style-name="P85"><text:span text:style-name="T169"><text:s text:c="8"/>self.age = age</text:span></text:p>
      <text:p text:style-name="P85"><text:span text:style-name="T169"/></text:p>
      <text:p text:style-name="P85"><text:span text:style-name="T169"><text:s text:c="4"/>def __str__(self):</text:span></text:p>
      <text:p text:style-name="P85"><text:span text:style-name="T169"><text:s text:c="8"/>return f"{self.name}, {self.age} years old"</text:span></text:p>
      <text:p text:style-name="P85"><text:span text:style-name="T169"><text:s/></text:span></text:p>
      <text:p text:style-name="P85"><text:span text:style-name="T169"># Creating an instance of the Person class</text:span></text:p>
      <text:p text:style-name="P85"><text:span text:style-name="T169">person = Person("Soumya", 30)</text:span></text:p>
      <text:p text:style-name="P85"><text:span text:style-name="T169"><text:s/></text:span></text:p>
      <text:p text:style-name="P85"><text:span text:style-name="T169"># Using the __str__ method</text:span></text:p>
      <text:p text:style-name="P85"><text:span text:style-name="T169">print(person)<text:s text:c="2"/># Output: Alice, 30 years old</text:span></text:p>
      <text:p text:style-name="P85"><text:span text:style-name="T169"><text:s/></text:span></text:p>
      <text:p text:style-name="P85"><text:span text:style-name="T169"># Using the str() function</text:span></text:p>
      <text:p text:style-name="P85"><text:span text:style-name="T169">print(str(person))<text:s text:c="2"/># Output: Alice, 30 years old</text:span></text:p>
      <text:p text:style-name="P86"><text:span text:style-name="T169">63. How does the __len__() method work in Python? Provide an example.</text:span></text:p>
      <text:p text:style-name="P86"><text:span text:style-name="T169">Ans:</text:span></text:p>
      <text:p text:style-name="P87"><text:span text:style-name="T169">The __len__() method in Python is a special method that allows an object to define its own behavior for the built-in len() function. When len() is called on an object, it internally calls the object's __len__() method to determine and return the length of the object.</text:span></text:p>
      <text:p text:style-name="P87"><text:span text:style-name="T169"/></text:p>
      <text:p text:style-name="P88"><text:span text:style-name="T169">Example:</text:span></text:p>
      <text:p text:style-name="P88"><text:span text:style-name="T169">class BookCollection:</text:span></text:p>
      <text:p text:style-name="P89"><text:span text:style-name="T169"><text:s text:c="4"/>def __init__(self, books):</text:span></text:p>
      <text:p text:style-name="P89"><text:span text:style-name="T169"><text:s text:c="8"/>self.books = books</text:span></text:p>
      <text:p text:style-name="P89"><text:span text:style-name="T169"><text:s/></text:span></text:p>
      <text:p text:style-name="P89"><text:span text:style-name="T169"><text:s text:c="4"/>def __len__(self):</text:span></text:p>
      <text:p text:style-name="P89"><text:span text:style-name="T169"><text:s text:c="8"/>return len(self.books)</text:span></text:p>
      <text:p text:style-name="P89"><text:span text:style-name="T169"><text:s/></text:span></text:p>
      <text:p text:style-name="P89"><text:span text:style-name="T169"># Creating an instance of the BookCollection class</text:span></text:p>
      <text:p text:style-name="P89"><text:span text:style-name="T169">my_books = BookCollection(["Book A", "Book B", "Book C"])</text:span></text:p>
      <text:p text:style-name="P89"><text:span text:style-name="T169"><text:s/></text:span></text:p>
      <text:p text:style-name="P89"><text:span text:style-name="T169"># Using the len() function</text:span></text:p>
      <text:p text:style-name="P89"><text:span text:style-name="T169">print(len(my_books))<text:s text:c="2"/># Output: 3</text:span></text:p>
      <text:p text:style-name="P90"><text:span text:style-name="T169">64. Explain the usage of the __add__() method in Python classes. Provide an example.</text:span></text:p>
      <text:p text:style-name="P90"><text:span text:style-name="T169">Ans:</text:span></text:p>
      <text:p text:style-name="P91"><text:span text:style-name="T169">The<text:s/></text:span><text:span text:style-name="T170">__add__()</text:span><text:span text:style-name="T171"><text:s/>method in Python is a special method that allows an object to define its behavior for the addition operation using the<text:s/></text:span><text:span text:style-name="T172">+</text:span><text:span text:style-name="T173"><text:s/>operator. When you use the<text:s/></text:span><text:span text:style-name="T174">+</text:span><text:span text:style-name="T175"><text:s/>operator between two objects of a class that implements the<text:s/></text:span><text:span text:style-name="T176">__add__()</text:span><text:span text:style-name="T177"><text:s/>method, Python internally calls this method to perform the operation.</text:span></text:p>
      <text:p text:style-name="P91"><text:span text:style-name="T177"/></text:p>
      <text:p text:style-name="P91"><text:span text:style-name="T177"/></text:p>
      <text:p text:style-name="P91"><text:span text:style-name="T177">Example:</text:span></text:p>
      <text:p text:style-name="P91"><text:span text:style-name="T177">class Vector:</text:span></text:p>
      <text:p text:style-name="P92"><text:span text:style-name="T177"><text:s text:c="4"/>def __init__(self, x, y):</text:span></text:p>
      <text:p text:style-name="P92"><text:span text:style-name="T177"><text:s text:c="8"/>self.x = x</text:span></text:p>
      <text:p text:style-name="P92"><text:span text:style-name="T177"><text:s text:c="8"/>self.y = y</text:span></text:p>
      <text:p text:style-name="P92"><text:span text:style-name="T177"><text:s/></text:span></text:p>
      <text:p text:style-name="P92"><text:span text:style-name="T177"><text:s text:c="4"/>def __add__(self, other):</text:span></text:p>
      <text:p text:style-name="P92"><text:span text:style-name="T177"><text:s text:c="8"/>if isinstance(other, Vector):</text:span></text:p>
      <text:p text:style-name="P92"><text:span text:style-name="T177"><text:s text:c="12"/>return Vector(self.x + other.x, self.y + other.y)</text:span></text:p>
      <text:p text:style-name="P92"><text:span text:style-name="T177"><text:s text:c="8"/>return NotImplemented</text:span></text:p>
      <text:p text:style-name="P92"><text:span text:style-name="T177"><text:s/></text:span></text:p>
      <text:p text:style-name="P92"><text:span text:style-name="T177"><text:s text:c="4"/>def __str__(self):</text:span></text:p>
      <text:p text:style-name="P92"><text:span text:style-name="T177"><text:s text:c="8"/>return f"Vector({self.x}, {self.y})"</text:span></text:p>
      <text:p text:style-name="P92"><text:span text:style-name="T177"><text:s/></text:span></text:p>
      <text:p text:style-name="P92"><text:span text:style-name="T177"># Creating two Vector instances</text:span></text:p>
      <text:p text:style-name="P92"><text:span text:style-name="T177">v1 = Vector(2, 3)</text:span></text:p>
      <text:p text:style-name="P92"><text:span text:style-name="T177">v2 = Vector(4, 5)</text:span></text:p>
      <text:p text:style-name="P92"><text:span text:style-name="T177"><text:s/></text:span></text:p>
      <text:p text:style-name="P92"><text:span text:style-name="T177"># Adding the two vectors using the + operator</text:span></text:p>
      <text:p text:style-name="P92"><text:span text:style-name="T177">v3 = v1 + v2</text:span></text:p>
      <text:p text:style-name="P92"><text:span text:style-name="T177"><text:s/></text:span></text:p>
      <text:p text:style-name="P92"><text:span text:style-name="T177"># Printing the result</text:span></text:p>
      <text:p text:style-name="P92"><text:span text:style-name="T177">print(v3)<text:s text:c="2"/># Output: Vector(6, 8)</text:span></text:p>
      <text:p text:style-name="P93"><text:span text:style-name="T177">65. What is the purpose of the __getitem__() method in Python? Provide an example.</text:span></text:p>
      <text:p text:style-name="P93"><text:span text:style-name="T177">Ans:</text:span></text:p>
      <text:p text:style-name="P94"><text:span text:style-name="T177">The<text:s/></text:span><text:span text:style-name="T178">__getitem__()<text:s/></text:span><text:span text:style-name="T179">method in Python is a special method that allows an object to use the indexing and slicing operations (obj[key]) as if it were a list, dictionary, or other container types. This method is used to define how the elements of a custom object can be accessed using square brackets.</text:span></text:p>
      <text:p text:style-name="P95"><text:span text:style-name="T179">Example:</text:span></text:p>
      <text:p text:style-name="P96"><text:span text:style-name="T179">class CustomList:</text:span></text:p>
      <text:p text:style-name="P96"><text:span text:style-name="T179"><text:s text:c="4"/>def __init__(self, data):</text:span></text:p>
      <text:p text:style-name="P96"><text:span text:style-name="T179"><text:s text:c="8"/>self.data = data</text:span></text:p>
      <text:p text:style-name="P96"><text:span text:style-name="T179"><text:s/></text:span></text:p>
      <text:p text:style-name="P96"><text:span text:style-name="T179"><text:s text:c="4"/>def __getitem__(self, index):</text:span></text:p>
      <text:p text:style-name="P96"><text:span text:style-name="T179"><text:s text:c="8"/>return self.data[index]</text:span></text:p>
      <text:p text:style-name="P96"><text:span text:style-name="T179"><text:s/></text:span></text:p>
      <text:p text:style-name="P96"><text:span text:style-name="T179"># Creating an instance of CustomList</text:span></text:p>
      <text:p text:style-name="P96"><text:span text:style-name="T179">my_list = CustomList([10, 20, 30, 40, 50])</text:span></text:p>
      <text:p text:style-name="P96"><text:span text:style-name="T179"><text:s/></text:span></text:p>
      <text:p text:style-name="P96"><text:span text:style-name="T179"># Accessing elements using indexing</text:span></text:p>
      <text:p text:style-name="P96"><text:span text:style-name="T179">print(my_list[0])<text:s text:c="2"/># Output: 10</text:span></text:p>
      <text:p text:style-name="P96"><text:span text:style-name="T179">print(my_list[3])<text:s text:c="2"/># Output: 40</text:span></text:p>
      <text:p text:style-name="P96"><text:span text:style-name="T179"><text:s/></text:span></text:p>
      <text:p text:style-name="P96"><text:span text:style-name="T179"># Accessing elements using slicing</text:span></text:p>
      <text:p text:style-name="P96"><text:span text:style-name="T179">print(my_list[1:4])<text:s text:c="2"/># Output: [20, 30, 40]</text:span></text:p>
      <text:p text:style-name="P97"><text:span text:style-name="T179"/></text:p>
      <text:p text:style-name="P97"><text:span text:style-name="T179">66. Explain the usage of the __iter__() and __next__() methods in Python. Provide an example using iterators.</text:span></text:p>
      <text:p text:style-name="P97"><text:span text:style-name="T179">Ans:</text:span></text:p>
      <text:p text:style-name="P98"><text:span text:style-name="T180">__iter__() Method:</text:span></text:p>
      <text:p text:style-name="P98"><text:span text:style-name="T181">The __iter__() method is called when an iterator is required for an object. It should return an iterator object, which implements both the __iter__() and __next__() methods. In many cases, the __iter__() method returns self, where the object itself acts as the iterator.</text:span></text:p>
      <text:p text:style-name="P98"><text:span text:style-name="T182">__next__() Method:</text:span></text:p>
      <text:p text:style-name="P98"><text:span text:style-name="T183">The __next__() method is called to get the next item from the iterator. If there are no more items to return, it should raise a StopIteration exception to signal the end of the iteration.</text:span></text:p>
      <text:p text:style-name="P99"><text:span text:style-name="T183">Example:</text:span></text:p>
      <text:p text:style-name="P100"><text:span text:style-name="T183">class Countdown:</text:span></text:p>
      <text:p text:style-name="P100"><text:span text:style-name="T183"><text:s text:c="4"/>def __init__(self, start):</text:span></text:p>
      <text:p text:style-name="P100"><text:span text:style-name="T183"><text:s text:c="8"/>self.current = start</text:span></text:p>
      <text:p text:style-name="P100"><text:span text:style-name="T183"><text:s/></text:span></text:p>
      <text:p text:style-name="P100"><text:span text:style-name="T183"><text:s text:c="4"/>def __iter__(self):</text:span></text:p>
      <text:p text:style-name="P100"><text:span text:style-name="T183"><text:s text:c="8"/>return self</text:span></text:p>
      <text:p text:style-name="P100"><text:span text:style-name="T183"><text:s/></text:span></text:p>
      <text:p text:style-name="P100"><text:span text:style-name="T183"><text:s text:c="4"/>def __next__(self):</text:span></text:p>
      <text:p text:style-name="P100"><text:span text:style-name="T183"><text:s text:c="8"/>if self.current &lt;= 0:</text:span></text:p>
      <text:p text:style-name="P100"><text:span text:style-name="T183"><text:s text:c="12"/>raise StopIteration</text:span></text:p>
      <text:p text:style-name="P100"><text:span text:style-name="T183"><text:s text:c="8"/>else:</text:span></text:p>
      <text:p text:style-name="P100"><text:span text:style-name="T183"><text:s text:c="12"/>self.current -= 1</text:span></text:p>
      <text:p text:style-name="P100"><text:span text:style-name="T183"><text:s text:c="12"/>return self.current + 1</text:span></text:p>
      <text:p text:style-name="P100"><text:span text:style-name="T183"><text:s/></text:span></text:p>
      <text:p text:style-name="P100"><text:span text:style-name="T183"># Creating a Countdown instance</text:span></text:p>
      <text:p text:style-name="P100"><text:span text:style-name="T183">countdown = Countdown(5)</text:span></text:p>
      <text:p text:style-name="P100"><text:span text:style-name="T183"><text:s/></text:span></text:p>
      <text:p text:style-name="P100"><text:span text:style-name="T183"># Iterating over the countdown</text:span></text:p>
      <text:p text:style-name="P100"><text:span text:style-name="T183">for number in countdown:</text:span></text:p>
      <text:p text:style-name="P100"><text:span text:style-name="T183"><text:s text:c="4"/>print(number)<text:s text:c="2"/># Output: 5, 4, 3, 2, 1</text:span></text:p>
      <text:p text:style-name="P101"><text:span text:style-name="T183">67. What is the purpose of a getter method in Python? Provide an example demonstrating the use of a getter method using property decorators.</text:span></text:p>
      <text:p text:style-name="P101"><text:span text:style-name="T183">Ans:</text:span></text:p>
      <text:p text:style-name="P102"><text:span text:style-name="T183">In Python, getter methods can be implemented using the<text:s/></text:span><text:span text:style-name="T184">@property</text:span><text:span text:style-name="T185"><text:s/>decorator, which allows you to define a method that can be accessed like an attribute. This makes the code more elegant and readable, as it hides the method call syntax behind what appears to be attribute access.</text:span></text:p>
      <text:p text:style-name="P103"><text:span text:style-name="T185">Example:</text:span></text:p>
      <text:p text:style-name="P103"><text:span text:style-name="T185">class Temperature:</text:span></text:p>
      <text:p text:style-name="P104"><text:span text:style-name="T185"><text:s text:c="4"/>def __init__(self, celsius):</text:span></text:p>
      <text:p text:style-name="P104"><text:span text:style-name="T185"><text:s text:c="8"/>self._celsius = celsius</text:span></text:p>
      <text:p text:style-name="P104"><text:span text:style-name="T185"><text:s/></text:span></text:p>
      <text:p text:style-name="P104"><text:span text:style-name="T185"><text:s text:c="4"/>@property</text:span></text:p>
      <text:p text:style-name="P104"><text:span text:style-name="T185"><text:s text:c="4"/>def celsius(self):</text:span></text:p>
      <text:p text:style-name="P104"><text:span text:style-name="T185"><text:s text:c="8"/>return self._celsius</text:span></text:p>
      <text:p text:style-name="P104"><text:span text:style-name="T185"><text:s/></text:span></text:p>
      <text:p text:style-name="P104"><text:span text:style-name="T185"><text:s text:c="4"/>@property</text:span></text:p>
      <text:p text:style-name="P104"><text:span text:style-name="T185"><text:s text:c="4"/>def fahrenheit(self):</text:span></text:p>
      <text:p text:style-name="P104"><text:span text:style-name="T185"><text:s text:c="8"/>return (self._celsius * 9/5) + 32</text:span></text:p>
      <text:p text:style-name="P104"><text:span text:style-name="T185"><text:s/></text:span></text:p>
      <text:p text:style-name="P104"><text:span text:style-name="T185"># Creating an instance of the Temperature class</text:span></text:p>
      <text:p text:style-name="P104"><text:span text:style-name="T185">temp = Temperature(25)</text:span></text:p>
      <text:p text:style-name="P104"><text:span text:style-name="T185"><text:s/></text:span></text:p>
      <text:p text:style-name="P104"><text:span text:style-name="T185"># Accessing the temperature in Celsius using the getter method</text:span></text:p>
      <text:p text:style-name="P104"><text:span text:style-name="T185">print(f"Temperature in Celsius: {temp.celsius}°C")<text:s text:c="2"/># Output: 25°C</text:span></text:p>
      <text:p text:style-name="P104"><text:span text:style-name="T185"><text:s/></text:span></text:p>
      <text:p text:style-name="P104"><text:span text:style-name="T185"># Accessing the temperature in Fahrenheit using the getter method</text:span></text:p>
      <text:p text:style-name="P104"><text:span text:style-name="T185">print(f"Temperature in Fahrenheit: {temp.fahrenheit}°F")<text:s text:c="2"/># Output: 77.0°F</text:span></text:p>
      <text:p text:style-name="P104"><text:span text:style-name="T185"/></text:p>
      <text:p text:style-name="P105"><text:span text:style-name="T185">68. Explain the role of setter methods in Python. Demonstrate how to use a setter method to modify a class attribute using property decorators.</text:span></text:p>
      <text:p text:style-name="P106"><text:span text:style-name="T185">Ans:</text:span></text:p>
      <text:p text:style-name="P107"><text:span text:style-name="T185">In Python, setter methods can be implemented using the<text:s/></text:span><text:span text:style-name="T186">@property</text:span><text:span text:style-name="T187"><text:s/>decorator combined with the<text:s/></text:span><text:span text:style-name="T188">@&lt;property_name&gt;.setter</text:span><text:span text:style-name="T189"><text:s/>decorator. This allows you to define a method that can modify an attribute in a controlled way, while still allowing the attribute to be accessed using dot notation, just like a regular attribute.</text:span></text:p>
      <text:p text:style-name="P108"><text:span text:style-name="T189">Example:</text:span></text:p>
      <text:p text:style-name="P109"><text:span text:style-name="T189">class Temperature:</text:span></text:p>
      <text:p text:style-name="P109"><text:span text:style-name="T189"><text:s text:c="4"/>def __init__(self, celsius):</text:span></text:p>
      <text:p text:style-name="P109"><text:span text:style-name="T189"><text:s text:c="8"/>self._celsius = celsius</text:span></text:p>
      <text:p text:style-name="P109"><text:span text:style-name="T189"><text:s/></text:span></text:p>
      <text:p text:style-name="P109"><text:span text:style-name="T189"><text:s text:c="4"/>@property</text:span></text:p>
      <text:p text:style-name="P109"><text:span text:style-name="T189"><text:s text:c="4"/>def celsius(self):</text:span></text:p>
      <text:p text:style-name="P109"><text:span text:style-name="T189"><text:s text:c="8"/>return self._celsius</text:span></text:p>
      <text:p text:style-name="P109"><text:span text:style-name="T189"><text:s/></text:span></text:p>
      <text:p text:style-name="P109"><text:span text:style-name="T189"><text:s text:c="4"/>@celsius.setter</text:span></text:p>
      <text:p text:style-name="P109"><text:span text:style-name="T189"><text:s text:c="4"/>def celsius(self, value):</text:span></text:p>
      <text:p text:style-name="P109"><text:span text:style-name="T189"><text:s text:c="8"/>if value &lt; -273.15:</text:span></text:p>
      <text:p text:style-name="P109"><text:span text:style-name="T189"><text:s text:c="12"/>raise ValueError("Temperature below -273.15°C is not possible.")</text:span></text:p>
      <text:p text:style-name="P109"><text:span text:style-name="T189"><text:s text:c="8"/>self._celsius = value</text:span></text:p>
      <text:p text:style-name="P109"><text:span text:style-name="T189"><text:s/></text:span></text:p>
      <text:p text:style-name="P109"><text:span text:style-name="T189"><text:s text:c="4"/>@property</text:span></text:p>
      <text:p text:style-name="P109"><text:span text:style-name="T189"><text:s text:c="4"/>def fahrenheit(self):</text:span></text:p>
      <text:p text:style-name="P109"><text:span text:style-name="T189"><text:s text:c="8"/>return (self._celsius * 9/5) + 32</text:span></text:p>
      <text:p text:style-name="P109"><text:span text:style-name="T189"><text:s/></text:span></text:p>
      <text:p text:style-name="P109"><text:span text:style-name="T189"><text:s text:c="4"/>@fahrenheit.setter</text:span></text:p>
      <text:p text:style-name="P109"><text:span text:style-name="T189"><text:s text:c="4"/>def fahrenheit(self, value):</text:span></text:p>
      <text:p text:style-name="P109"><text:span text:style-name="T189"><text:s text:c="8"/>self.celsius = (value - 32) * 5/9</text:span></text:p>
      <text:p text:style-name="P109"><text:span text:style-name="T189"><text:s/></text:span></text:p>
      <text:p text:style-name="P109"><text:span text:style-name="T189"># Creating an instance of the Temperature class</text:span></text:p>
      <text:p text:style-name="P109"><text:span text:style-name="T189">temp = Temperature(25)</text:span></text:p>
      <text:p text:style-name="P109"><text:span text:style-name="T189"><text:s/></text:span></text:p>
      <text:p text:style-name="P109"><text:span text:style-name="T189"># Accessing the temperature in Celsius using the getter method</text:span></text:p>
      <text:p text:style-name="P109"><text:span text:style-name="T189">print(f"Temperature in Celsius: {temp.celsius}°C")<text:s text:c="2"/># Output: 25°C</text:span></text:p>
      <text:p text:style-name="P109"><text:span text:style-name="T189"><text:s/></text:span></text:p>
      <text:p text:style-name="P109"><text:span text:style-name="T189"># Modifying the temperature in Celsius using the setter method</text:span></text:p>
      <text:p text:style-name="P109"><text:span text:style-name="T189">temp.celsius = 30</text:span></text:p>
      <text:p text:style-name="P109"><text:span text:style-name="T189">print(f"Updated Temperature in Celsius: {temp.celsius}°C")<text:s text:c="2"/># Output: 30°C</text:span></text:p>
      <text:p text:style-name="P109"><text:span text:style-name="T189"><text:s/></text:span></text:p>
      <text:p text:style-name="P109"><text:span text:style-name="T189"># Modifying the temperature in Fahrenheit using the setter method</text:span></text:p>
      <text:p text:style-name="P109"><text:span text:style-name="T189">temp.fahrenheit = 86</text:span></text:p>
      <text:p text:style-name="P109"><text:span text:style-name="T189">print(f"Updated Temperature in Celsius (after setting in Fahrenheit): {temp.celsius}°C")<text:s text:c="2"/># Output: 30.0°C</text:span></text:p>
      <text:p text:style-name="P110"><text:span text:style-name="T189">69. What is the purpose of the @property decorator in Python? Provide an example illustrating its usage.</text:span></text:p>
      <text:p text:style-name="P110"><text:span text:style-name="T189">Ans:</text:span></text:p>
      <text:p text:style-name="P111"><text:span text:style-name="T189">With the<text:s/></text:span><text:span text:style-name="T190">@property</text:span><text:span text:style-name="T191"><text:s/>decorator, you can define methods that provide controlled access to the attributes of a class. Additionally, you can use the corresponding setter and deleter decorators (</text:span><text:span text:style-name="T192">@&lt;property_name&gt;.setter</text:span><text:span text:style-name="T193"><text:s/>and<text:s/></text:span><text:span text:style-name="T194">@&lt;property_name&gt;.deleter</text:span><text:span text:style-name="T195">) to control how the property is modified or deleted.</text:span></text:p>
      <text:p text:style-name="P112"><text:span text:style-name="T195">Example:</text:span></text:p>
      <text:p text:style-name="P113"><text:span text:style-name="T195">class Rectangle:</text:span></text:p>
      <text:p text:style-name="P113"><text:span text:style-name="T195"><text:s text:c="4"/>def __init__(self, width, height):</text:span></text:p>
      <text:p text:style-name="P113"><text:span text:style-name="T195"><text:s text:c="8"/>self._width = width</text:span></text:p>
      <text:p text:style-name="P113"><text:span text:style-name="T195"><text:s text:c="8"/>self._height = height</text:span></text:p>
      <text:p text:style-name="P113"><text:span text:style-name="T195"><text:s/></text:span></text:p>
      <text:p text:style-name="P113"><text:span text:style-name="T195"><text:s text:c="4"/>@property</text:span></text:p>
      <text:p text:style-name="P113"><text:span text:style-name="T195"><text:s text:c="4"/>def width(self):</text:span></text:p>
      <text:p text:style-name="P113"><text:span text:style-name="T195"><text:s text:c="8"/>return self._width</text:span></text:p>
      <text:p text:style-name="P113"><text:span text:style-name="T195"><text:s/></text:span></text:p>
      <text:p text:style-name="P113"><text:span text:style-name="T195"><text:s text:c="4"/>@width.setter</text:span></text:p>
      <text:p text:style-name="P113"><text:span text:style-name="T195"><text:s text:c="4"/>def width(self, value):</text:span></text:p>
      <text:p text:style-name="P113"><text:span text:style-name="T195"><text:s text:c="8"/>if value &lt;= 0:</text:span></text:p>
      <text:p text:style-name="P113"><text:span text:style-name="T195"><text:s text:c="12"/>raise ValueError("Width must be positive.")</text:span></text:p>
      <text:p text:style-name="P113"><text:span text:style-name="T195"><text:s text:c="8"/>self._width = value</text:span></text:p>
      <text:p text:style-name="P113"><text:span text:style-name="T195"><text:s/></text:span></text:p>
      <text:p text:style-name="P113"><text:span text:style-name="T195"><text:s text:c="4"/>@property</text:span></text:p>
      <text:p text:style-name="P113"><text:span text:style-name="T195"><text:s text:c="4"/>def height(self):</text:span></text:p>
      <text:p text:style-name="P113"><text:span text:style-name="T195"><text:s text:c="8"/>return self._height</text:span></text:p>
      <text:p text:style-name="P113"><text:span text:style-name="T195"><text:s/></text:span></text:p>
      <text:p text:style-name="P113"><text:span text:style-name="T195"><text:s text:c="4"/>@height.setter</text:span></text:p>
      <text:p text:style-name="P113"><text:span text:style-name="T195"><text:s text:c="4"/>def height(self, value):</text:span></text:p>
      <text:p text:style-name="P113"><text:span text:style-name="T195"><text:s text:c="8"/>if value &lt;= 0:</text:span></text:p>
      <text:p text:style-name="P113"><text:span text:style-name="T195"><text:s text:c="12"/>raise ValueError("Height must be positive.")</text:span></text:p>
      <text:p text:style-name="P113"><text:span text:style-name="T195"><text:s text:c="8"/>self._height = value</text:span></text:p>
      <text:p text:style-name="P113"><text:span text:style-name="T195"><text:s/></text:span></text:p>
      <text:p text:style-name="P113"><text:span text:style-name="T195"><text:s text:c="4"/>@property</text:span></text:p>
      <text:p text:style-name="P113"><text:span text:style-name="T195"><text:s text:c="4"/>def area(self):</text:span></text:p>
      <text:p text:style-name="P113"><text:span text:style-name="T195"><text:s text:c="8"/>return self._width * self._height</text:span></text:p>
      <text:p text:style-name="P113"><text:span text:style-name="T195"><text:s/></text:span></text:p>
      <text:p text:style-name="P113"><text:span text:style-name="T195"># Creating an instance of the Rectangle class</text:span></text:p>
      <text:p text:style-name="P113"><text:span text:style-name="T195">rect = Rectangle(4, 5)</text:span></text:p>
      <text:p text:style-name="P113"><text:span text:style-name="T195"><text:s/></text:span></text:p>
      <text:p text:style-name="P113"><text:span text:style-name="T195"># Accessing the width, height, and area using the @property decorator</text:span></text:p>
      <text:p text:style-name="P113"><text:span text:style-name="T195">print(f"Width: {rect.width}")<text:s text:c="6"/># Output: 4</text:span></text:p>
      <text:p text:style-name="P113"><text:span text:style-name="T195">print(f"Height: {rect.height}")<text:s text:c="4"/># Output: 5</text:span></text:p>
      <text:p text:style-name="P113"><text:span text:style-name="T195">print(f"Area: {rect.area}")<text:s text:c="8"/># Output: 20</text:span></text:p>
      <text:p text:style-name="P113"><text:span text:style-name="T195"><text:s/></text:span></text:p>
      <text:p text:style-name="P113"><text:span text:style-name="T195"># Modifying the width and height using the setter methods</text:span></text:p>
      <text:p text:style-name="P113"><text:span text:style-name="T195">rect.width = 7</text:span></text:p>
      <text:p text:style-name="P113"><text:span text:style-name="T195">rect.height = 6</text:span></text:p>
      <text:p text:style-name="P113"><text:span text:style-name="T195">print(f"Updated Area: {rect.area}") # Output: 42</text:span></text:p>
      <text:p text:style-name="P113"><text:span text:style-name="T195"><text:s/></text:span></text:p>
      <text:p text:style-name="P113"><text:span text:style-name="T195"># Attempting to set a negative width (raises ValueError)</text:span></text:p>
      <text:p text:style-name="P113"><text:span text:style-name="T195"># rect.width = -3<text:s text:c="2"/># Uncommenting this line would raise ValueError</text:span></text:p>
      <text:p text:style-name="P114"><text:span text:style-name="T195">70. Explain the use of the @deleter decorator in Python property decorators. Provide a code example demonstrating its application.</text:span></text:p>
      <text:p text:style-name="P114"><text:span text:style-name="T195">Ans:</text:span></text:p>
      <text:p text:style-name="P115"><text:span text:style-name="T195">When you use the<text:s/></text:span><text:span text:style-name="T196">@deleter</text:span><text:span text:style-name="T197"><text:s/>decorator, you define a method that is executed when the corresponding property is deleted. This method can perform actions like setting the attribute to<text:s/></text:span><text:span text:style-name="T198">None</text:span><text:span text:style-name="T199">, logging the deletion, or raising an exception to prevent the deletion.</text:span></text:p>
      <text:p text:style-name="P116"><text:span text:style-name="T199">Example:</text:span></text:p>
      <text:p text:style-name="P116"><text:span text:style-name="T199">class Rectangle:</text:span></text:p>
      <text:p text:style-name="P117"><text:span text:style-name="T199"><text:s text:c="4"/>def __init__(self, width, height):</text:span></text:p>
      <text:p text:style-name="P117"><text:span text:style-name="T199"><text:s text:c="8"/>self._width = width</text:span></text:p>
      <text:p text:style-name="P117"><text:span text:style-name="T199"><text:s text:c="8"/>self._height = height</text:span></text:p>
      <text:p text:style-name="P117"><text:span text:style-name="T199"><text:s/></text:span></text:p>
      <text:p text:style-name="P117"><text:span text:style-name="T199"><text:s text:c="4"/>@property</text:span></text:p>
      <text:p text:style-name="P117"><text:span text:style-name="T199"><text:s text:c="4"/>def width(self):</text:span></text:p>
      <text:p text:style-name="P117"><text:span text:style-name="T199"><text:s text:c="8"/>return self._width</text:span></text:p>
      <text:p text:style-name="P117"><text:span text:style-name="T199"><text:s/></text:span></text:p>
      <text:p text:style-name="P117"><text:span text:style-name="T199"><text:s text:c="4"/>@width.setter</text:span></text:p>
      <text:p text:style-name="P117"><text:span text:style-name="T199"><text:s text:c="4"/>def width(self, value):</text:span></text:p>
      <text:p text:style-name="P117"><text:span text:style-name="T199"><text:s text:c="8"/>if value &lt;= 0:</text:span></text:p>
      <text:p text:style-name="P117"><text:span text:style-name="T199"><text:s text:c="12"/>raise ValueError("Width must be positive.")</text:span></text:p>
      <text:p text:style-name="P117"><text:span text:style-name="T199"><text:s text:c="8"/>self._width = value</text:span></text:p>
      <text:p text:style-name="P117"><text:span text:style-name="T199"><text:s/></text:span></text:p>
      <text:p text:style-name="P117"><text:span text:style-name="T199"><text:s text:c="4"/>@width.deleter</text:span></text:p>
      <text:p text:style-name="P117"><text:span text:style-name="T199"><text:s text:c="4"/>def width(self):</text:span></text:p>
      <text:p text:style-name="P117"><text:span text:style-name="T199"><text:s text:c="8"/>print("Deleting width...")</text:span></text:p>
      <text:p text:style-name="P117"><text:span text:style-name="T199"><text:s text:c="8"/>self._width = None</text:span></text:p>
      <text:p text:style-name="P117"><text:span text:style-name="T199"><text:s/></text:span></text:p>
      <text:p text:style-name="P117"><text:span text:style-name="T199"><text:s text:c="4"/>@property</text:span></text:p>
      <text:p text:style-name="P117"><text:span text:style-name="T199"><text:s text:c="4"/>def height(self):</text:span></text:p>
      <text:p text:style-name="P117"><text:span text:style-name="T199"><text:s text:c="8"/>return self._height</text:span></text:p>
      <text:p text:style-name="P117"><text:span text:style-name="T199"><text:s/></text:span></text:p>
      <text:p text:style-name="P117"><text:span text:style-name="T199"><text:s text:c="4"/>@height.setter</text:span></text:p>
      <text:p text:style-name="P117"><text:span text:style-name="T199"><text:s text:c="4"/>def height(self, value):</text:span></text:p>
      <text:p text:style-name="P117"><text:span text:style-name="T199"><text:s text:c="8"/>if value &lt;= 0:</text:span></text:p>
      <text:p text:style-name="P117"><text:span text:style-name="T199"><text:s text:c="12"/>raise ValueError("Height must be positive.")</text:span></text:p>
      <text:p text:style-name="P117"><text:span text:style-name="T199"><text:s text:c="8"/>self._height = value</text:span></text:p>
      <text:p text:style-name="P117"><text:span text:style-name="T199"><text:s/></text:span></text:p>
      <text:p text:style-name="P117"><text:span text:style-name="T199"><text:s text:c="4"/>@height.deleter</text:span></text:p>
      <text:p text:style-name="P117"><text:span text:style-name="T199"><text:s text:c="4"/>def height(self):</text:span></text:p>
      <text:p text:style-name="P117"><text:span text:style-name="T199"><text:s text:c="8"/>print("Deleting height...")</text:span></text:p>
      <text:p text:style-name="P117"><text:span text:style-name="T199"><text:s text:c="8"/>self._height = None</text:span></text:p>
      <text:p text:style-name="P117"><text:span text:style-name="T199"><text:s/></text:span></text:p>
      <text:p text:style-name="P117"><text:span text:style-name="T199"># Creating an instance of the Rectangle class</text:span></text:p>
      <text:p text:style-name="P117"><text:span text:style-name="T199">rect = Rectangle(4, 5)</text:span></text:p>
      <text:p text:style-name="P117"><text:span text:style-name="T199"><text:s/></text:span></text:p>
      <text:p text:style-name="P117"><text:span text:style-name="T199"># Accessing width and height properties</text:span></text:p>
      <text:p text:style-name="P117"><text:span text:style-name="T199">print(f"Width: {rect.width}")<text:s text:c="6"/># Output: 4</text:span></text:p>
      <text:p text:style-name="P117"><text:span text:style-name="T199">print(f"Height: {rect.height}")<text:s text:c="4"/># Output: 5</text:span></text:p>
      <text:p text:style-name="P117"><text:span text:style-name="T199"><text:s/></text:span></text:p>
      <text:p text:style-name="P117"><text:span text:style-name="T199"># Deleting the width property</text:span></text:p>
      <text:p text:style-name="P117"><text:span text:style-name="T199">del rect.width<text:s text:c="2"/># Output: Deleting width...</text:span></text:p>
      <text:p text:style-name="P117"><text:span text:style-name="T199"><text:s/></text:span></text:p>
      <text:p text:style-name="P117"><text:span text:style-name="T199"># Checking the width after deletion</text:span></text:p>
      <text:p text:style-name="P117"><text:span text:style-name="T199">print(f"Width after deletion: {rect.width}")<text:s text:c="2"/># Output: None</text:span></text:p>
      <text:p text:style-name="P117"><text:span text:style-name="T199"><text:s/></text:span></text:p>
      <text:p text:style-name="P117"><text:span text:style-name="T199"># Deleting the height property</text:span></text:p>
      <text:p text:style-name="P117"><text:span text:style-name="T199">del rect.height<text:s text:c="2"/># Output: Deleting height...</text:span></text:p>
      <text:p text:style-name="P117"><text:span text:style-name="T199"><text:s/></text:span></text:p>
      <text:p text:style-name="P117"><text:span text:style-name="T199"># Checking the height after deletion</text:span></text:p>
      <text:p text:style-name="P117"><text:span text:style-name="T199">print(f"Height after deletion: {rect.height}")<text:s text:c="2"/># Output: None</text:span></text:p>
      <text:p text:style-name="P118"><text:span text:style-name="T199">71. How does encapsulation relate to property decorators in Python? Provide an example showcasing encapsulation using property decorators.</text:span></text:p>
      <text:p text:style-name="P118"><text:span text:style-name="T199">Ans:</text:span></text:p>
      <text:p text:style-name="P119"><text:span text:style-name="T199">Encapsulation is one of the fundamental principles of object-oriented programming (OOP) that involves bundling data (attributes) and methods (functions) that operate on the data into a single unit or class. It also refers to the practice of restricting access to certain components of an object to prevent external interference and misuse. Encapsulation helps in protecting an object's internal state by providing controlled access through methods, which can enforce validation and maintain consistency.</text:span></text:p>
      <text:p text:style-name="P120"><text:span text:style-name="T199">Example:</text:span></text:p>
      <text:p text:style-name="P120"><text:span text:style-name="T199">class BankAccount:</text:span></text:p>
      <text:p text:style-name="P121"><text:span text:style-name="T199"><text:s text:c="4"/>def __init__(self, balance):</text:span></text:p>
      <text:p text:style-name="P121"><text:span text:style-name="T199"><text:s text:c="8"/>self._balance = balance<text:s text:c="2"/># Private attribute</text:span></text:p>
      <text:p text:style-name="P121"><text:span text:style-name="T199"><text:s/></text:span></text:p>
      <text:p text:style-name="P121"><text:span text:style-name="T199"><text:s text:c="4"/>@property</text:span></text:p>
      <text:p text:style-name="P121"><text:span text:style-name="T199"><text:s text:c="4"/>def balance(self):</text:span></text:p>
      <text:p text:style-name="P121"><text:span text:style-name="T199"><text:s text:c="8"/>"""Getter method for balance"""</text:span></text:p>
      <text:p text:style-name="P121"><text:span text:style-name="T199"><text:s text:c="8"/>return self._balance</text:span></text:p>
      <text:p text:style-name="P121"><text:span text:style-name="T199"><text:s/></text:span></text:p>
      <text:p text:style-name="P121"><text:span text:style-name="T199"><text:s text:c="4"/>@balance.setter</text:span></text:p>
      <text:p text:style-name="P121"><text:span text:style-name="T199"><text:s text:c="4"/>def balance(self, amount):</text:span></text:p>
      <text:p text:style-name="P121"><text:span text:style-name="T199"><text:s text:c="8"/>"""Setter method for balance with validation"""</text:span></text:p>
      <text:p text:style-name="P121"><text:span text:style-name="T199"><text:s text:c="8"/>if amount &lt; 0:</text:span></text:p>
      <text:p text:style-name="P121"><text:span text:style-name="T199"><text:s text:c="12"/>raise ValueError("Balance cannot be negative.")</text:span></text:p>
      <text:p text:style-name="P121"><text:span text:style-name="T199"><text:s text:c="8"/>self._balance = amount</text:span></text:p>
      <text:p text:style-name="P121"><text:span text:style-name="T199"><text:s/></text:span></text:p>
      <text:p text:style-name="P121"><text:span text:style-name="T199"><text:s text:c="4"/>@balance.deleter</text:span></text:p>
      <text:p text:style-name="P121"><text:span text:style-name="T199"><text:s text:c="4"/>def balance(self):</text:span></text:p>
      <text:p text:style-name="P121"><text:span text:style-name="T199"><text:s text:c="8"/>"""Deleter method for balance"""</text:span></text:p>
      <text:p text:style-name="P121"><text:span text:style-name="T199"><text:s text:c="8"/>print("Deleting balance...")</text:span></text:p>
      <text:p text:style-name="P121"><text:span text:style-name="T199"><text:s text:c="8"/>self._balance = None</text:span></text:p>
      <text:p text:style-name="P121"><text:span text:style-name="T199"><text:s/></text:span></text:p>
      <text:p text:style-name="P121"><text:span text:style-name="T199"><text:s text:c="4"/>def deposit(self, amount):</text:span></text:p>
      <text:p text:style-name="P121"><text:span text:style-name="T199"><text:s text:c="8"/>"""Method to deposit money"""</text:span></text:p>
      <text:p text:style-name="P121"><text:span text:style-name="T199"><text:s text:c="8"/>if amount &lt;= 0:</text:span></text:p>
      <text:p text:style-name="P121"><text:span text:style-name="T199"><text:s text:c="12"/>raise ValueError("Deposit amount must be positive.")</text:span></text:p>
      <text:p text:style-name="P121"><text:span text:style-name="T199"><text:s text:c="8"/>self._balance += amount</text:span></text:p>
      <text:p text:style-name="P121"><text:span text:style-name="T199"><text:s/></text:span></text:p>
      <text:p text:style-name="P121"><text:span text:style-name="T199"><text:s text:c="4"/>def withdraw(self, amount):</text:span></text:p>
      <text:p text:style-name="P121"><text:span text:style-name="T199"><text:s text:c="8"/>"""Method to withdraw money"""</text:span></text:p>
      <text:p text:style-name="P121"><text:span text:style-name="T199"><text:s text:c="8"/>if amount &lt;= 0:</text:span></text:p>
      <text:p text:style-name="P121"><text:span text:style-name="T199"><text:s text:c="12"/>raise ValueError("Withdrawal amount must be positive.")</text:span></text:p>
      <text:p text:style-name="P121"><text:span text:style-name="T199"><text:s text:c="8"/>if amount &gt; self._balance:</text:span></text:p>
      <text:p text:style-name="P121"><text:span text:style-name="T199"><text:s text:c="12"/>raise ValueError("Insufficient funds.")</text:span></text:p>
      <text:p text:style-name="P121"><text:span text:style-name="T199"><text:s text:c="8"/>self._balance -= amount</text:span></text:p>
      <text:p text:style-name="P121"><text:span text:style-name="T199"><text:s/></text:span></text:p>
      <text:p text:style-name="P121"><text:span text:style-name="T199"># Creating an instance of BankAccount</text:span></text:p>
      <text:p text:style-name="P121"><text:span text:style-name="T199">account = BankAccount(1000)</text:span></text:p>
      <text:p text:style-name="P121"><text:span text:style-name="T199"><text:s/></text:span></text:p>
      <text:p text:style-name="P121"><text:span text:style-name="T199"># Accessing the balance using the getter method</text:span></text:p>
      <text:p text:style-name="P121"><text:span text:style-name="T199">print(f"Initial balance: ${account.balance}")<text:s text:c="2"/># Output: 1000</text:span></text:p>
      <text:p text:style-name="P121"><text:span text:style-name="T199"><text:s/></text:span></text:p>
      <text:p text:style-name="P121"><text:span text:style-name="T199"># Depositing money</text:span></text:p>
      <text:p text:style-name="P121"><text:span text:style-name="T199">account.deposit(500)</text:span></text:p>
      <text:p text:style-name="P121"><text:span text:style-name="T199">print(f"Balance after deposit: ${account.balance}")<text:s text:c="2"/># Output: 1500</text:span></text:p>
      <text:p text:style-name="P121"><text:span text:style-name="T199"><text:s/></text:span></text:p>
      <text:p text:style-name="P121"><text:span text:style-name="T199"># Withdrawing money</text:span></text:p>
      <text:p text:style-name="P121"><text:span text:style-name="T199">account.withdraw(200)</text:span></text:p>
      <text:p text:style-name="P121"><text:span text:style-name="T199">print(f"Balance after withdrawal: ${account.balance}")<text:s text:c="2"/># Output: 1300</text:span></text:p>
      <text:p text:style-name="P121"><text:span text:style-name="T199"><text:s/></text:span></text:p>
      <text:p text:style-name="P121"><text:span text:style-name="T199"># Attempting to set a negative balance (raises ValueError)</text:span></text:p>
      <text:p text:style-name="P121"><text:span text:style-name="T199"># account.balance = -100<text:s text:c="2"/># Uncommenting this line would raise ValueError</text:span></text:p>
      <text:p text:style-name="P121"><text:span text:style-name="T199"><text:s/></text:span></text:p>
      <text:p text:style-name="P121"><text:span text:style-name="T199"># Deleting the balance property</text:span></text:p>
      <text:p text:style-name="P121"><text:span text:style-name="T199">del account.balance<text:s text:c="2"/># Output: Deleting balance...</text:span></text:p>
      <text:p text:style-name="P121"><text:span text:style-name="T199"><text:s/></text:span></text:p>
      <text:p text:style-name="P121"><text:span text:style-name="T199"># Checking the balance after deletion</text:span></text:p>
      <text:p text:style-name="P121"><text:span text:style-name="T199">print(f"Balance after deletion: {account.balance}")<text:s text:c="2"/># Output: None</text:span></text:p>
      <text:p text:style-name="P122"><text:span text:style-name="T199"/></text:p>
      <text:p text:style-name="P123"><text:span text:style-name="T199"/></text:p>
      <text:p text:style-name="P124"><text:span text:style-name="T199"/></text:p>
      <text:p text:style-name="P125"><text:span text:style-name="T199"/></text:p>
      <text:p text:style-name="P126"><text:span text:style-name="T19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